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3" style:family="table">
      <style:table-properties style:width="7.696cm" table:align="center"/>
    </style:style>
    <style:style style:name="Tabela3.A" style:family="table-column">
      <style:table-column-properties style:column-width="5.897cm"/>
    </style:style>
    <style:style style:name="Tabela3.B" style:family="table-column">
      <style:table-column-properties style:column-width="1.799cm"/>
    </style:style>
    <style:style style:name="Tabela3.A1" style:family="table-cell">
      <style:table-cell-properties fo:padding="0.097cm" fo:border-left="none" fo:border-right="none" fo:border-top="0.05pt solid #000000" fo:border-bottom="none"/>
    </style:style>
    <style:style style:name="Tabela3.A2" style:family="table-cell">
      <style:table-cell-properties fo:padding="0.097cm" fo:border="none"/>
    </style:style>
    <style:style style:name="Tabela3.A19" style:family="table-cell">
      <style:table-cell-properties fo:padding="0.097cm" fo:border-left="none" fo:border-right="none" fo:border-top="none" fo:border-bottom="0.05pt solid #000000"/>
    </style:style>
    <style:style style:name="Tabela2" style:family="table">
      <style:table-properties style:width="17.007cm" fo:margin-left="0cm" table:align="left"/>
    </style:style>
    <style:style style:name="Tabela2.A" style:family="table-column">
      <style:table-column-properties style:column-width="11.698cm"/>
    </style:style>
    <style:style style:name="Tabela2.B" style:family="table-column">
      <style:table-column-properties style:column-width="2.097cm"/>
    </style:style>
    <style:style style:name="Tabela2.C" style:family="table-column">
      <style:table-column-properties style:column-width="1.607cm"/>
    </style:style>
    <style:style style:name="Tabela2.D" style:family="table-column">
      <style:table-column-properties style:column-width="1.605cm"/>
    </style:style>
    <style:style style:name="Tabela2.A1" style:family="table-cell">
      <style:table-cell-properties fo:padding="0.097cm" fo:border-left="none" fo:border-right="none" fo:border-top="0.05pt solid #000000" fo:border-bottom="none"/>
    </style:style>
    <style:style style:name="Tabela2.A2" style:family="table-cell">
      <style:table-cell-properties fo:padding="0.097cm" fo:border-left="none" fo:border-right="none" fo:border-top="none" fo:border-bottom="0.05pt solid #000000"/>
    </style:style>
    <style:style style:name="Tabela2.A3" style:family="table-cell">
      <style:table-cell-properties fo:padding="0.097cm" fo:border="none"/>
    </style:style>
    <style:style style:name="Table1" style:family="table">
      <style:table-properties style:width="17.007cm" fo:margin-left="0cm" table:align="left"/>
    </style:style>
    <style:style style:name="Table1.A" style:family="table-column">
      <style:table-column-properties style:column-width="8.371cm"/>
    </style:style>
    <style:style style:name="Table1.B" style:family="table-column">
      <style:table-column-properties style:column-width="1.439cm"/>
    </style:style>
    <style:style style:name="Table1.A1" style:family="table-cell">
      <style:table-cell-properties fo:padding="0.097cm" fo:border-left="none" fo:border-right="none" fo:border-top="0.05pt solid #000000" fo:border-bottom="0.05pt solid #000000"/>
    </style:style>
    <style:style style:name="Table1.A2" style:family="table-cell">
      <style:table-cell-properties fo:padding="0cm" fo:border="none"/>
    </style:style>
    <style:style style:name="Table1.A3"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P1" style:family="paragraph" style:parent-style-name="Standard" style:list-style-name="L2"/>
    <style:style style:name="P2" style:family="paragraph" style:parent-style-name="Standard">
      <style:text-properties fo:language="en" fo:country="US" officeooo:rsid="00440d27" officeooo:paragraph-rsid="00440d27"/>
    </style:style>
    <style:style style:name="P3"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4" style:family="paragraph" style:parent-style-name="Standard">
      <style:text-properties officeooo:paragraph-rsid="00945ee4"/>
    </style:style>
    <style:style style:name="P5" style:family="paragraph" style:parent-style-name="Standard">
      <style:paragraph-properties fo:text-align="center" style:justify-single-word="false"/>
      <style:text-properties fo:font-weight="bold" officeooo:rsid="00c15475" officeooo:paragraph-rsid="00c15475" style:font-weight-asian="bold" style:font-weight-complex="bold"/>
    </style:style>
    <style:style style:name="P6" style:family="paragraph" style:parent-style-name="Text_20_body" style:list-style-name="L2">
      <style:text-properties officeooo:paragraph-rsid="007f7b8a"/>
    </style:style>
    <style:style style:name="P7" style:family="paragraph" style:parent-style-name="Text_20_body">
      <style:paragraph-properties fo:text-align="justify" style:justify-single-word="false"/>
      <style:text-properties fo:language="en" fo:country="US" officeooo:paragraph-rsid="00be639b"/>
    </style:style>
    <style:style style:name="P8" style:family="paragraph" style:parent-style-name="Text_20_body">
      <style:text-properties fo:language="en" fo:country="US" officeooo:rsid="000b0dbc" officeooo:paragraph-rsid="000b0dbc"/>
    </style:style>
    <style:style style:name="P9" style:family="paragraph" style:parent-style-name="Text_20_body">
      <style:text-properties fo:language="en" fo:country="US" officeooo:rsid="009e7c6d" officeooo:paragraph-rsid="00a05fe9"/>
    </style:style>
    <style:style style:name="P10" style:family="paragraph" style:parent-style-name="Text_20_body">
      <style:text-properties fo:language="en" fo:country="US" officeooo:paragraph-rsid="00a05fe9"/>
    </style:style>
    <style:style style:name="P11" style:family="paragraph" style:parent-style-name="Text_20_body">
      <style:text-properties fo:language="en" fo:country="US" officeooo:paragraph-rsid="0045f804"/>
    </style:style>
    <style:style style:name="P12" style:family="paragraph" style:parent-style-name="Text_20_body">
      <style:text-properties officeooo:rsid="00503845" officeooo:paragraph-rsid="0050fc23"/>
    </style:style>
    <style:style style:name="P13" style:family="paragraph" style:parent-style-name="Text_20_body">
      <style:text-properties fo:font-style="normal" officeooo:rsid="0067f8ee" officeooo:paragraph-rsid="0096561f" style:font-style-asian="normal" style:font-style-complex="normal"/>
    </style:style>
    <style:style style:name="P14" style:family="paragraph" style:parent-style-name="Text_20_body">
      <style:text-properties fo:font-style="normal" officeooo:rsid="0067f8ee" officeooo:paragraph-rsid="008bdb46" style:font-style-asian="normal" style:font-style-complex="normal"/>
    </style:style>
    <style:style style:name="P15" style:family="paragraph" style:parent-style-name="Text_20_body">
      <style:text-properties fo:font-style="normal" officeooo:paragraph-rsid="00b09626"/>
    </style:style>
    <style:style style:name="P16" style:family="paragraph" style:parent-style-name="Text_20_body">
      <style:text-properties style:font-name="Times New Roman1" fo:language="en" fo:country="US" fo:font-style="normal" officeooo:rsid="00a1d847" officeooo:paragraph-rsid="00a1d847" style:font-style-asian="normal" style:font-style-complex="normal"/>
    </style:style>
    <style:style style:name="P17" style:family="paragraph" style:parent-style-name="Text_20_body">
      <style:text-properties officeooo:paragraph-rsid="00afddbf"/>
    </style:style>
    <style:style style:name="P18" style:family="paragraph" style:parent-style-name="Text_20_body">
      <style:text-properties officeooo:paragraph-rsid="009d0314"/>
    </style:style>
    <style:style style:name="P19" style:family="paragraph" style:parent-style-name="Text_20_body">
      <style:text-properties officeooo:paragraph-rsid="00a63bd6"/>
    </style:style>
    <style:style style:name="P20" style:family="paragraph" style:parent-style-name="Text_20_body">
      <style:text-properties officeooo:paragraph-rsid="007f7b8a"/>
    </style:style>
    <style:style style:name="P21" style:family="paragraph" style:parent-style-name="Text_20_body">
      <style:text-properties officeooo:paragraph-rsid="00538061"/>
    </style:style>
    <style:style style:name="P22" style:family="paragraph" style:parent-style-name="Text_20_body">
      <style:text-properties officeooo:paragraph-rsid="00b09626"/>
    </style:style>
    <style:style style:name="P23" style:family="paragraph" style:parent-style-name="Text_20_body">
      <style:paragraph-properties fo:margin-left="0cm" fo:margin-right="0cm" fo:text-indent="0cm" style:auto-text-indent="true"/>
      <style:text-properties officeooo:paragraph-rsid="00afddbf"/>
    </style:style>
    <style:style style:name="P24"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25" style:family="paragraph" style:parent-style-name="Text_20_body">
      <style:paragraph-properties fo:break-before="page"/>
      <style:text-properties style:font-name="Times New Roman1" fo:language="en" fo:country="US" fo:font-style="normal" officeooo:rsid="006f94ca" officeooo:paragraph-rsid="006f94ca" style:font-style-asian="normal" style:font-style-complex="normal"/>
    </style:style>
    <style:style style:name="P26" style:family="paragraph" style:parent-style-name="Text_20_body">
      <style:paragraph-properties fo:line-height="150%" fo:break-before="page"/>
      <style:text-properties fo:language="en" fo:country="US" officeooo:rsid="00186ad4" officeooo:paragraph-rsid="0074a8e9"/>
    </style:style>
    <style:style style:name="P27" style:family="paragraph" style:parent-style-name="Preformatted_20_Text">
      <style:paragraph-properties fo:line-height="150%"/>
      <style:text-properties style:font-name="Times New Roman1" fo:font-size="10pt" fo:language="en" fo:country="US" fo:font-style="normal" officeooo:rsid="0072916f" officeooo:paragraph-rsid="00730d25" style:font-name-asian="DejaVu Sans Mono" style:font-size-asian="10pt" style:font-style-asian="normal" style:font-name-complex="Lohit Hindi2" style:font-size-complex="10pt" style:font-style-complex="normal"/>
    </style:style>
    <style:style style:name="P28" style:family="paragraph" style:parent-style-name="Preformatted_20_Text">
      <style:paragraph-properties fo:line-height="100%"/>
      <style:text-properties style:font-name="Times New Roman1" fo:font-size="9pt" fo:language="en" fo:country="US" fo:font-style="normal" officeooo:rsid="005e8d02" officeooo:paragraph-rsid="00730d25" style:font-size-asian="9pt" style:font-style-asian="normal" style:font-size-complex="9pt" style:font-style-complex="normal"/>
    </style:style>
    <style:style style:name="P29" style:family="paragraph" style:parent-style-name="Preformatted_20_Text">
      <style:paragraph-properties fo:line-height="100%"/>
      <style:text-properties style:font-name="Times New Roman1" fo:font-size="9pt" fo:language="en" fo:country="US" fo:font-style="normal" officeooo:rsid="00186ad4" officeooo:paragraph-rsid="00730d25" style:font-size-asian="9pt" style:font-style-asian="normal" style:font-size-complex="9pt" style:font-style-complex="normal"/>
    </style:style>
    <style:style style:name="P30" style:family="paragraph" style:parent-style-name="Preformatted_20_Text">
      <style:paragraph-properties fo:line-height="150%"/>
      <style:text-properties style:font-name="Times New Roman1" fo:language="en" fo:country="US" fo:font-style="normal" officeooo:rsid="0014f355" officeooo:paragraph-rsid="00186ad4" style:font-style-asian="normal" style:font-style-complex="normal"/>
    </style:style>
    <style:style style:name="P31" style:family="paragraph" style:parent-style-name="Preformatted_20_Text">
      <style:paragraph-properties fo:line-height="150%"/>
      <style:text-properties style:font-name="Times New Roman1" fo:language="en" fo:country="US" fo:font-style="normal" officeooo:rsid="008a9fd7" officeooo:paragraph-rsid="008a9fd7" style:font-style-asian="normal" style:font-style-complex="normal"/>
    </style:style>
    <style:style style:name="P32"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33" style:family="paragraph" style:parent-style-name="Heading_20_1">
      <style:text-properties fo:language="en" fo:country="US" officeooo:rsid="00440d27" officeooo:paragraph-rsid="00440d27"/>
    </style:style>
    <style:style style:name="P34" style:family="paragraph" style:parent-style-name="Heading_20_1">
      <style:text-properties fo:language="en" fo:country="US" officeooo:rsid="004a5c03" officeooo:paragraph-rsid="004a5c03"/>
    </style:style>
    <style:style style:name="P35" style:family="paragraph" style:parent-style-name="Heading_20_1">
      <style:paragraph-properties fo:break-before="page"/>
      <style:text-properties fo:language="en" fo:country="US" officeooo:rsid="00440d27" officeooo:paragraph-rsid="00440d27"/>
    </style:style>
    <style:style style:name="P36" style:family="paragraph" style:parent-style-name="Heading_20_1">
      <style:paragraph-properties fo:break-before="page"/>
      <style:text-properties fo:language="en" fo:country="US" officeooo:rsid="006d2802" officeooo:paragraph-rsid="006d2802"/>
    </style:style>
    <style:style style:name="P37" style:family="paragraph" style:parent-style-name="Heading_20_2">
      <style:text-properties fo:language="en" fo:country="US" officeooo:rsid="00440d27" officeooo:paragraph-rsid="00440d27"/>
    </style:style>
    <style:style style:name="P38" style:family="paragraph" style:parent-style-name="Heading_20_2">
      <style:text-properties fo:language="en" fo:country="US" officeooo:rsid="0045f804" officeooo:paragraph-rsid="0045f804"/>
    </style:style>
    <style:style style:name="P39" style:family="paragraph" style:parent-style-name="Heading_20_2">
      <style:text-properties fo:language="en" fo:country="US" fo:font-style="italic" officeooo:rsid="0047f444" officeooo:paragraph-rsid="0047f444" style:font-style-asian="italic" style:font-style-complex="italic"/>
    </style:style>
    <style:style style:name="P40" style:family="paragraph" style:parent-style-name="Heading_20_2">
      <style:text-properties fo:language="en" fo:country="US" fo:font-style="italic" officeooo:rsid="0061843e" officeooo:paragraph-rsid="0061843e" style:font-style-asian="italic" style:font-style-complex="italic"/>
    </style:style>
    <style:style style:name="P41" style:family="paragraph" style:parent-style-name="Heading_20_2">
      <style:text-properties fo:language="en" fo:country="US" fo:font-style="italic" officeooo:rsid="0096561f" officeooo:paragraph-rsid="0096561f" style:font-style-asian="italic" style:font-style-complex="italic"/>
    </style:style>
    <style:style style:name="P42" style:family="paragraph" style:parent-style-name="Heading_20_2">
      <style:text-properties fo:language="en" fo:country="US" officeooo:rsid="0053fc24" officeooo:paragraph-rsid="0053fc24"/>
    </style:style>
    <style:style style:name="P43" style:family="paragraph" style:parent-style-name="Heading_20_2">
      <style:text-properties officeooo:rsid="0047f444" officeooo:paragraph-rsid="0047f444"/>
    </style:style>
    <style:style style:name="P44" style:family="paragraph" style:parent-style-name="Table_20_Contents">
      <style:paragraph-properties fo:line-height="100%"/>
      <style:text-properties fo:font-size="10pt" fo:language="en" fo:country="US" officeooo:rsid="002d98ff" officeooo:paragraph-rsid="00c15475" style:font-size-asian="10pt" style:font-size-complex="10pt"/>
    </style:style>
    <style:style style:name="P45" style:family="paragraph" style:parent-style-name="Table_20_Contents">
      <style:paragraph-properties fo:line-height="100%" fo:text-align="center" style:justify-single-word="false"/>
      <style:text-properties fo:font-size="10pt" fo:language="en" fo:country="US" officeooo:rsid="002d98ff" officeooo:paragraph-rsid="002d98ff" style:font-size-asian="10pt" style:font-size-complex="10pt"/>
    </style:style>
    <style:style style:name="P46" style:family="paragraph" style:parent-style-name="Table_20_Contents">
      <style:paragraph-properties fo:line-height="100%"/>
      <style:text-properties fo:font-size="10pt" fo:language="en" fo:country="US" officeooo:rsid="002d98ff" officeooo:paragraph-rsid="002d98ff" style:font-size-asian="10pt" style:font-size-complex="10pt"/>
    </style:style>
    <style:style style:name="P47" style:family="paragraph" style:parent-style-name="Table_20_Contents">
      <style:paragraph-properties fo:line-height="100%" fo:text-align="center" style:justify-single-word="false"/>
      <style:text-properties fo:font-size="10pt" fo:language="en" fo:country="US" officeooo:rsid="00c15475" officeooo:paragraph-rsid="00c15475" style:font-size-asian="10pt" style:font-size-complex="10pt"/>
    </style:style>
    <style:style style:name="P48" style:family="paragraph" style:parent-style-name="Table_20_Contents">
      <style:paragraph-properties fo:line-height="100%"/>
      <style:text-properties fo:font-size="10pt" fo:language="en" fo:country="US" officeooo:rsid="0045f804" officeooo:paragraph-rsid="0045f804" style:font-size-asian="10pt" style:font-size-complex="10pt"/>
    </style:style>
    <style:style style:name="P49" style:family="paragraph" style:parent-style-name="Table_20_Contents">
      <style:paragraph-properties fo:line-height="100%"/>
      <style:text-properties fo:font-size="10pt" fo:language="en" fo:country="US" officeooo:rsid="00148860" officeooo:paragraph-rsid="002d98ff" style:font-size-asian="10pt" style:font-size-complex="10pt"/>
    </style:style>
    <style:style style:name="P50" style:family="paragraph" style:parent-style-name="Table_20_Contents">
      <style:paragraph-properties fo:line-height="100%" fo:text-align="center" style:justify-single-word="false"/>
      <style:text-properties fo:font-size="10pt" fo:language="en" fo:country="US" officeooo:rsid="00148860" officeooo:paragraph-rsid="002d98ff" style:font-size-asian="10pt" style:font-size-complex="10pt"/>
    </style:style>
    <style:style style:name="P51" style:family="paragraph" style:parent-style-name="Table_20_Contents">
      <style:paragraph-properties fo:line-height="100%" fo:text-align="center" style:justify-single-word="false"/>
      <style:text-properties fo:font-size="10pt" fo:language="en" fo:country="US" officeooo:rsid="002c795e" officeooo:paragraph-rsid="002d98ff" style:font-size-asian="10pt" style:font-size-complex="10pt"/>
    </style:style>
    <style:style style:name="P52" style:family="paragraph" style:parent-style-name="Table_20_Contents">
      <style:paragraph-properties fo:line-height="100%"/>
      <style:text-properties fo:font-size="10pt" fo:language="en" fo:country="US" officeooo:rsid="002c795e" officeooo:paragraph-rsid="002d98ff" style:font-size-asian="10pt" style:font-size-complex="10pt"/>
    </style:style>
    <style:style style:name="P53" style:family="paragraph" style:parent-style-name="Table_20_Contents">
      <style:paragraph-properties fo:line-height="150%"/>
      <style:text-properties fo:font-size="10pt" fo:language="en" fo:country="US" officeooo:rsid="00186ad4" officeooo:paragraph-rsid="00730d25" style:font-name-asian="DejaVu Sans Mono" style:font-size-asian="10pt" style:font-name-complex="Lohit Hindi2" style:font-size-complex="10pt"/>
    </style:style>
    <style:style style:name="P54" style:family="paragraph" style:parent-style-name="Table_20_Contents">
      <style:paragraph-properties fo:line-height="150%"/>
      <style:text-properties fo:font-size="10pt" fo:language="en" fo:country="US" officeooo:rsid="00186ad4" officeooo:paragraph-rsid="0072916f" style:font-name-asian="DejaVu Sans Mono" style:font-size-asian="10pt" style:font-name-complex="Lohit Hindi2" style:font-size-complex="10pt"/>
    </style:style>
    <style:style style:name="P55"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2" style:font-size-complex="10pt"/>
    </style:style>
    <style:style style:name="P56"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2" style:font-size-complex="10pt"/>
    </style:style>
    <style:style style:name="P57" style:family="paragraph" style:parent-style-name="Table_20_Contents">
      <style:paragraph-properties fo:line-height="150%" fo:text-align="center" style:justify-single-word="false"/>
      <style:text-properties fo:font-size="10pt" fo:language="en" fo:country="US" officeooo:rsid="005e8d02" officeooo:paragraph-rsid="005e8d02" style:font-name-asian="DejaVu Sans Mono" style:font-size-asian="10pt" style:font-name-complex="Lohit Hindi2" style:font-size-complex="10pt"/>
    </style:style>
    <style:style style:name="P58" style:family="paragraph" style:parent-style-name="Table_20_Contents">
      <style:paragraph-properties fo:line-height="150%" fo:text-align="center" style:justify-single-word="false"/>
      <style:text-properties fo:font-size="10pt" fo:language="en" fo:country="US" officeooo:rsid="005e8d02" officeooo:paragraph-rsid="001c1bcf" style:font-name-asian="DejaVu Sans Mono" style:font-size-asian="10pt" style:font-name-complex="Lohit Hindi2" style:font-size-complex="10pt"/>
    </style:style>
    <style:style style:name="P59" style:family="paragraph" style:parent-style-name="Table_20_Contents">
      <style:paragraph-properties fo:line-height="150%"/>
      <style:text-properties fo:font-size="10pt" fo:language="en" fo:country="US" officeooo:rsid="00336bf2" officeooo:paragraph-rsid="00730d25" style:font-name-asian="DejaVu Sans Mono" style:font-size-asian="10pt" style:font-name-complex="Lohit Hindi2" style:font-size-complex="10pt"/>
    </style:style>
    <style:style style:name="P60"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2" style:font-size-complex="10pt"/>
    </style:style>
    <style:style style:name="P61"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2" style:font-size-complex="10pt"/>
    </style:style>
    <style:style style:name="P62" style:family="paragraph" style:parent-style-name="Table_20_Contents">
      <style:paragraph-properties fo:line-height="150%"/>
      <style:text-properties fo:font-size="10pt" fo:language="en" fo:country="US" officeooo:rsid="005960fa" officeooo:paragraph-rsid="00730d25" style:font-name-asian="DejaVu Sans Mono" style:font-size-asian="10pt" style:font-name-complex="Lohit Hindi2" style:font-size-complex="10pt"/>
    </style:style>
    <style:style style:name="P63" style:family="paragraph" style:parent-style-name="Table_20_Contents">
      <style:paragraph-properties fo:line-height="150%"/>
      <style:text-properties fo:font-size="10pt" fo:language="en" fo:country="US" officeooo:rsid="006f94ca" officeooo:paragraph-rsid="006f94ca" style:font-name-asian="DejaVu Sans Mono" style:font-size-asian="10pt" style:font-name-complex="Lohit Hindi2" style:font-size-complex="10pt"/>
    </style:style>
    <style:style style:name="P64" style:family="paragraph" style:parent-style-name="Table_20_Contents">
      <style:paragraph-properties fo:line-height="150%" fo:text-align="center" style:justify-single-word="false"/>
      <style:text-properties fo:font-size="10pt" fo:language="en" fo:country="US" officeooo:rsid="006f94ca" officeooo:paragraph-rsid="006f94ca" style:font-name-asian="DejaVu Sans Mono" style:font-size-asian="10pt" style:font-name-complex="Lohit Hindi2" style:font-size-complex="10pt"/>
    </style:style>
    <style:style style:name="P65" style:family="paragraph" style:parent-style-name="Table_20_Contents">
      <style:paragraph-properties fo:line-height="150%" fo:text-align="center" style:justify-single-word="false"/>
      <style:text-properties fo:font-size="10pt" fo:language="en" fo:country="US" officeooo:rsid="006f94ca" officeooo:paragraph-rsid="0087ccb5" style:font-name-asian="DejaVu Sans Mono" style:font-size-asian="10pt" style:font-name-complex="Lohit Hindi2" style:font-size-complex="10pt"/>
    </style:style>
    <style:style style:name="P66" style:family="paragraph" style:parent-style-name="Table_20_Contents">
      <style:paragraph-properties fo:line-height="150%" fo:text-align="start" style:justify-single-word="false"/>
      <style:text-properties fo:font-size="10pt" fo:language="en" fo:country="US" officeooo:rsid="006f94ca" officeooo:paragraph-rsid="006f94ca" style:font-name-asian="DejaVu Sans Mono" style:font-size-asian="10pt" style:font-name-complex="Lohit Hindi2" style:font-size-complex="10pt"/>
    </style:style>
    <style:style style:name="P67" style:family="paragraph" style:parent-style-name="Table_20_Contents">
      <style:paragraph-properties fo:line-height="150%" fo:text-align="center" style:justify-single-word="false"/>
      <style:text-properties fo:font-size="10pt" fo:language="en" fo:country="US" officeooo:rsid="0087ccb5" officeooo:paragraph-rsid="0087ccb5" style:font-name-asian="DejaVu Sans Mono" style:font-size-asian="10pt" style:font-name-complex="Lohit Hindi2" style:font-size-complex="10pt"/>
    </style:style>
    <style:style style:name="P68" style:family="paragraph" style:parent-style-name="Table_20_Contents">
      <style:paragraph-properties fo:line-height="150%" fo:text-align="center" style:justify-single-word="false"/>
      <style:text-properties fo:font-size="10pt" fo:language="en" fo:country="US" officeooo:rsid="0072916f" officeooo:paragraph-rsid="0072916f" style:font-name-asian="DejaVu Sans Mono" style:font-size-asian="10pt" style:font-name-complex="Lohit Hindi2" style:font-size-complex="10pt"/>
    </style:style>
    <style:style style:name="P69" style:family="paragraph" style:parent-style-name="Table_20_Contents">
      <style:paragraph-properties fo:line-height="150%"/>
      <style:text-properties fo:font-size="10pt" fo:language="en" fo:country="US" officeooo:rsid="0089f2bb" officeooo:paragraph-rsid="0089f2bb" style:font-name-asian="DejaVu Sans Mono" style:font-size-asian="10pt" style:font-name-complex="Lohit Hindi2" style:font-size-complex="10pt"/>
    </style:style>
    <style:style style:name="P70"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2" style:font-size-complex="10pt" style:font-weight-complex="normal"/>
    </style:style>
    <style:style style:name="P71"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2" style:font-size-complex="10pt" style:font-weight-complex="normal"/>
    </style:style>
    <style:style style:name="P72"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2" style:font-size-complex="10pt" style:font-weight-complex="normal"/>
    </style:style>
    <style:style style:name="P73"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2" style:font-size-complex="10pt" style:font-weight-complex="normal"/>
    </style:style>
    <style:style style:name="P74" style:family="paragraph" style:parent-style-name="Table_20_Contents">
      <style:paragraph-properties fo:line-height="150%" fo:text-align="center" style:justify-single-word="false"/>
      <style:text-properties fo:font-size="10pt" fo:language="en" fo:country="US" fo:font-weight="normal" officeooo:rsid="008e5240" officeooo:paragraph-rsid="008e5240" style:font-name-asian="DejaVu Sans Mono" style:font-size-asian="10pt" style:font-weight-asian="normal" style:font-name-complex="Lohit Hindi2" style:font-size-complex="10pt" style:font-weight-complex="normal"/>
    </style:style>
    <style:style style:name="P75" style:family="paragraph" style:parent-style-name="Table_20_Contents">
      <style:paragraph-properties fo:line-height="150%" fo:text-align="center" style:justify-single-word="false"/>
      <style:text-properties fo:font-size="10pt" fo:language="en" fo:country="US" fo:font-weight="normal" officeooo:rsid="008bc766" officeooo:paragraph-rsid="008bc766" style:font-name-asian="DejaVu Sans Mono" style:font-size-asian="10pt" style:font-weight-asian="normal" style:font-name-complex="Lohit Hindi2" style:font-size-complex="10pt" style:font-weight-complex="normal"/>
    </style:style>
    <style:style style:name="P76" style:family="paragraph" style:parent-style-name="Table_20_Contents">
      <style:paragraph-properties fo:line-height="150%" fo:text-align="center" style:justify-single-word="false"/>
      <style:text-properties fo:font-size="10pt" fo:language="en" fo:country="US" fo:font-weight="normal" officeooo:rsid="008bc766" officeooo:paragraph-rsid="008e5240" style:font-name-asian="DejaVu Sans Mono" style:font-size-asian="10pt" style:font-weight-asian="normal" style:font-name-complex="Lohit Hindi2" style:font-size-complex="10pt" style:font-weight-complex="normal"/>
    </style:style>
    <style:style style:name="P77" style:family="paragraph" style:parent-style-name="Table_20_Contents">
      <style:paragraph-properties fo:line-height="150%"/>
      <style:text-properties style:font-name="Times New Roman1" fo:font-size="10pt" fo:language="en" fo:country="US" fo:font-style="normal" officeooo:rsid="007f7b8a" officeooo:paragraph-rsid="007f7b8a" style:font-name-asian="DejaVu Sans Mono" style:font-size-asian="10pt" style:font-style-asian="normal" style:font-name-complex="Lohit Hindi2" style:font-size-complex="10pt" style:font-style-complex="normal"/>
    </style:style>
    <style:style style:name="T1" style:family="text">
      <style:text-properties style:font-name="Times New Roman2" officeooo:rsid="00091dea"/>
    </style:style>
    <style:style style:name="T2" style:family="text">
      <style:text-properties style:font-name="Times New Roman" officeooo:rsid="0009b215"/>
    </style:style>
    <style:style style:name="T3" style:family="text">
      <style:text-properties style:font-name="Times New Roman" officeooo:rsid="0045f804"/>
    </style:style>
    <style:style style:name="T4" style:family="text">
      <style:text-properties style:font-name="Times New Roman" officeooo:rsid="00c0f8c6"/>
    </style:style>
    <style:style style:name="T5" style:family="text">
      <style:text-properties fo:font-style="italic" style:font-style-asian="italic"/>
    </style:style>
    <style:style style:name="T6" style:family="text">
      <style:text-properties fo:font-style="italic" officeooo:rsid="009d0314" style:font-style-asian="italic" style:font-style-complex="italic"/>
    </style:style>
    <style:style style:name="T7" style:family="text">
      <style:text-properties fo:font-style="italic" officeooo:rsid="009e7c6d" style:font-style-asian="italic" style:font-style-complex="italic"/>
    </style:style>
    <style:style style:name="T8" style:family="text">
      <style:text-properties fo:font-style="italic" officeooo:rsid="00440d27" style:font-style-asian="italic" style:font-style-complex="italic"/>
    </style:style>
    <style:style style:name="T9" style:family="text">
      <style:text-properties fo:font-style="italic" officeooo:rsid="00441620" style:font-style-asian="italic" style:font-style-complex="italic"/>
    </style:style>
    <style:style style:name="T10" style:family="text">
      <style:text-properties officeooo:rsid="000be36c"/>
    </style:style>
    <style:style style:name="T11" style:family="text">
      <style:text-properties fo:font-style="normal" style:font-style-asian="normal"/>
    </style:style>
    <style:style style:name="T12" style:family="text">
      <style:text-properties fo:font-style="normal" officeooo:rsid="000be36c" style:font-style-asian="normal" style:font-style-complex="normal"/>
    </style:style>
    <style:style style:name="T13" style:family="text">
      <style:text-properties fo:font-style="normal" officeooo:rsid="0045f804" style:font-style-asian="normal" style:font-style-complex="normal"/>
    </style:style>
    <style:style style:name="T14" style:family="text">
      <style:text-properties style:font-name="Times New Roman3" fo:language="en" fo:country="US" fo:font-style="normal" officeooo:rsid="00137ce1" style:font-style-asian="normal" style:font-style-complex="normal"/>
    </style:style>
    <style:style style:name="T15" style:family="text">
      <style:text-properties style:font-name="Times New Roman1"/>
    </style:style>
    <style:style style:name="T16" style:family="text">
      <style:text-properties style:font-name="Times New Roman1" fo:font-style="normal" style:font-style-asian="normal" style:font-style-complex="normal"/>
    </style:style>
    <style:style style:name="T17" style:family="text">
      <style:text-properties style:font-name="Times New Roman1" fo:font-style="normal" officeooo:rsid="00190b6b" style:font-style-asian="normal" style:font-style-complex="normal"/>
    </style:style>
    <style:style style:name="T18" style:family="text">
      <style:text-properties style:font-name="Times New Roman1" fo:font-style="normal" officeooo:rsid="006b10ed" style:font-style-asian="normal" style:font-style-complex="normal"/>
    </style:style>
    <style:style style:name="T19" style:family="text">
      <style:text-properties style:font-name="Times New Roman1" fo:font-style="normal" officeooo:rsid="006b8fda" style:font-style-asian="normal" style:font-style-complex="normal"/>
    </style:style>
    <style:style style:name="T20" style:family="text">
      <style:text-properties style:font-name="Times New Roman1" fo:font-style="normal" officeooo:rsid="006ce818" style:font-style-asian="normal" style:font-style-complex="normal"/>
    </style:style>
    <style:style style:name="T21" style:family="text">
      <style:text-properties style:font-name="Times New Roman1" fo:font-style="normal" officeooo:rsid="0072916f" style:font-style-asian="normal" style:font-style-complex="normal"/>
    </style:style>
    <style:style style:name="T22" style:family="text">
      <style:text-properties style:font-name="Times New Roman1" fo:font-style="normal" officeooo:rsid="00730d25" style:font-style-asian="normal" style:font-style-complex="normal"/>
    </style:style>
    <style:style style:name="T23" style:family="text">
      <style:text-properties style:font-name="Times New Roman1" fo:font-style="normal" officeooo:rsid="0074a8e9" style:font-style-asian="normal" style:font-style-complex="normal"/>
    </style:style>
    <style:style style:name="T24" style:family="text">
      <style:text-properties style:font-name="Times New Roman1" fo:font-style="normal" officeooo:rsid="007622a7" style:font-style-asian="normal" style:font-style-complex="normal"/>
    </style:style>
    <style:style style:name="T25" style:family="text">
      <style:text-properties style:font-name="Times New Roman1" fo:font-style="normal" officeooo:rsid="009cd193" style:font-style-asian="normal" style:font-style-complex="normal"/>
    </style:style>
    <style:style style:name="T26" style:family="text">
      <style:text-properties style:font-name="Times New Roman1" fo:language="en" fo:country="US" fo:font-style="normal" style:font-style-asian="normal" style:font-style-complex="normal"/>
    </style:style>
    <style:style style:name="T27" style:family="text">
      <style:text-properties style:font-name="Times New Roman1" fo:language="en" fo:country="US" fo:font-style="normal" officeooo:rsid="00137ce1" style:font-style-asian="normal" style:font-style-complex="normal"/>
    </style:style>
    <style:style style:name="T28" style:family="text">
      <style:text-properties style:font-name="Times New Roman1" fo:language="en" fo:country="US" fo:font-style="normal" officeooo:rsid="005a0742" style:font-style-asian="normal" style:font-style-complex="normal"/>
    </style:style>
    <style:style style:name="T29" style:family="text">
      <style:text-properties style:font-name="Times New Roman1" fo:language="en" fo:country="US" fo:font-style="normal" officeooo:rsid="005baa3f" style:font-style-asian="normal" style:font-style-complex="normal"/>
    </style:style>
    <style:style style:name="T30" style:family="text">
      <style:text-properties style:font-name="Times New Roman1" fo:language="en" fo:country="US" fo:font-style="normal" officeooo:rsid="005e8d02" style:font-style-asian="normal" style:font-style-complex="normal"/>
    </style:style>
    <style:style style:name="T31" style:family="text">
      <style:text-properties style:font-name="Times New Roman1" fo:language="en" fo:country="US" fo:font-style="normal" officeooo:rsid="005f587a" style:font-style-asian="normal" style:font-style-complex="normal"/>
    </style:style>
    <style:style style:name="T32" style:family="text">
      <style:text-properties style:font-name="Times New Roman1" fo:language="en" fo:country="US" fo:font-style="normal" officeooo:rsid="0060d7b2" style:font-style-asian="normal" style:font-style-complex="normal"/>
    </style:style>
    <style:style style:name="T33" style:family="text">
      <style:text-properties style:font-name="Times New Roman1" fo:language="en" fo:country="US" fo:font-style="normal" officeooo:rsid="0063c02d" style:font-style-asian="normal" style:font-style-complex="normal"/>
    </style:style>
    <style:style style:name="T34" style:family="text">
      <style:text-properties style:font-name="Times New Roman1" fo:language="en" fo:country="US" fo:font-style="normal" officeooo:rsid="0074a8e9" style:font-style-asian="normal" style:font-style-complex="normal"/>
    </style:style>
    <style:style style:name="T35" style:family="text">
      <style:text-properties style:font-name="Times New Roman1" fo:language="en" fo:country="US" fo:font-style="normal" officeooo:rsid="007f7b8a" style:font-style-asian="normal" style:font-style-complex="normal"/>
    </style:style>
    <style:style style:name="T36" style:family="text">
      <style:text-properties style:font-name="Times New Roman1" fo:language="en" fo:country="US" fo:font-style="normal" officeooo:rsid="008561f8" style:font-style-asian="normal" style:font-style-complex="normal"/>
    </style:style>
    <style:style style:name="T37" style:family="text">
      <style:text-properties style:font-name="Times New Roman1" fo:language="en" fo:country="US" fo:font-style="normal" officeooo:rsid="009a0650" style:font-style-asian="normal" style:font-style-complex="normal"/>
    </style:style>
    <style:style style:name="T38" style:family="text">
      <style:text-properties style:font-name="Times New Roman1" fo:language="en" fo:country="US" fo:font-style="normal" officeooo:rsid="009a634f" style:font-style-asian="normal" style:font-style-complex="normal"/>
    </style:style>
    <style:style style:name="T39" style:family="text">
      <style:text-properties style:font-name="Times New Roman1" fo:language="en" fo:country="US" fo:font-style="normal" officeooo:rsid="009add48" style:font-style-asian="normal" style:font-style-complex="normal"/>
    </style:style>
    <style:style style:name="T40" style:family="text">
      <style:text-properties style:font-name="Times New Roman1" fo:language="en" fo:country="US" fo:font-style="normal" officeooo:rsid="009bf627" style:font-style-asian="normal" style:font-style-complex="normal"/>
    </style:style>
    <style:style style:name="T41" style:family="text">
      <style:text-properties style:font-name="Times New Roman1" fo:language="en" fo:country="US" fo:font-style="normal" officeooo:rsid="009d0314" style:font-style-asian="normal" style:font-style-complex="normal"/>
    </style:style>
    <style:style style:name="T42" style:family="text">
      <style:text-properties style:font-name="Times New Roman1" fo:language="en" fo:country="US" fo:font-style="normal" officeooo:rsid="00ba4064" style:font-style-asian="normal" style:font-style-complex="normal"/>
    </style:style>
    <style:style style:name="T43" style:family="text">
      <style:text-properties style:font-name="Times New Roman1" fo:language="en" fo:country="US" officeooo:rsid="0068fc4a"/>
    </style:style>
    <style:style style:name="T44" style:family="text">
      <style:text-properties style:font-name="Times New Roman1" fo:language="en" fo:country="US" officeooo:rsid="0085a946"/>
    </style:style>
    <style:style style:name="T45" style:family="text">
      <style:text-properties style:font-name="Times New Roman1" fo:language="en" fo:country="US" officeooo:rsid="0085d06b"/>
    </style:style>
    <style:style style:name="T46" style:family="text">
      <style:text-properties style:font-name="Times New Roman1" fo:language="en" fo:country="US" officeooo:rsid="0087ccb5"/>
    </style:style>
    <style:style style:name="T47" style:family="text">
      <style:text-properties style:font-name="Times New Roman1" fo:language="en" fo:country="US" officeooo:rsid="008884bb"/>
    </style:style>
    <style:style style:name="T48" style:family="text">
      <style:text-properties style:font-name="Times New Roman1" fo:language="en" fo:country="US" officeooo:rsid="008bdb46"/>
    </style:style>
    <style:style style:name="T49" style:family="text">
      <style:text-properties style:font-name="Times New Roman1" fo:language="en" fo:country="US" officeooo:rsid="0063c02d"/>
    </style:style>
    <style:style style:name="T50" style:family="text">
      <style:text-properties style:font-name="Times New Roman1" fo:language="en" fo:country="US" officeooo:rsid="0091893d"/>
    </style:style>
    <style:style style:name="T51" style:family="text">
      <style:text-properties style:font-name="Times New Roman1" fo:language="en" fo:country="US" officeooo:rsid="0096561f"/>
    </style:style>
    <style:style style:name="T52" style:family="text">
      <style:text-properties style:font-name="Times New Roman1" fo:language="en" fo:country="US" officeooo:rsid="00970367"/>
    </style:style>
    <style:style style:name="T53" style:family="text">
      <style:text-properties style:font-name="Times New Roman1" fo:language="en" fo:country="US" officeooo:rsid="0097e1d8"/>
    </style:style>
    <style:style style:name="T54" style:family="text">
      <style:text-properties style:font-name="Times New Roman1" fo:language="en" fo:country="US" officeooo:rsid="00984828"/>
    </style:style>
    <style:style style:name="T55" style:family="text">
      <style:text-properties style:font-name="Times New Roman1" fo:language="en" fo:country="US" officeooo:rsid="00a1d847" style:font-style-asian="normal" style:font-style-complex="normal"/>
    </style:style>
    <style:style style:name="T56" style:family="text">
      <style:text-properties style:font-name="Times New Roman1" fo:language="en" fo:country="US" officeooo:rsid="009e7c6d" style:font-style-asian="normal" style:font-style-complex="normal"/>
    </style:style>
    <style:style style:name="T57" style:family="text">
      <style:text-properties style:font-name="Times New Roman1" officeooo:rsid="005f587a"/>
    </style:style>
    <style:style style:name="T58" style:family="text">
      <style:text-properties style:font-name="Times New Roman1" officeooo:rsid="008bdb46"/>
    </style:style>
    <style:style style:name="T59" style:family="text">
      <style:text-properties style:text-position="super 58%" style:font-name="Times New Roman1" fo:language="en" fo:country="US" fo:font-style="normal" officeooo:rsid="00137ce1" style:font-style-asian="normal" style:font-style-complex="normal"/>
    </style:style>
    <style:style style:name="T60" style:family="text">
      <style:text-properties style:text-position="sub 58%" style:font-name="Times New Roman1" fo:language="en" fo:country="US" fo:font-style="normal" officeooo:rsid="0063c02d" style:font-style-asian="normal" style:font-style-complex="normal"/>
    </style:style>
    <style:style style:name="T61" style:family="text">
      <style:text-properties style:text-position="sub 58%" style:font-name="Times New Roman1" fo:language="en" fo:country="US" officeooo:rsid="0063c02d"/>
    </style:style>
    <style:style style:name="T62" style:family="text">
      <style:text-properties fo:language="en" fo:country="US"/>
    </style:style>
    <style:style style:name="T63" style:family="text">
      <style:text-properties fo:language="en" fo:country="US" fo:font-style="italic" officeooo:rsid="00082494" style:font-style-asian="italic" style:font-style-complex="italic"/>
    </style:style>
    <style:style style:name="T64" style:family="text">
      <style:text-properties fo:language="en" fo:country="US" fo:font-style="italic" officeooo:rsid="0047f444" style:font-style-asian="italic" style:font-style-complex="italic"/>
    </style:style>
    <style:style style:name="T65" style:family="text">
      <style:text-properties fo:language="en" fo:country="US" officeooo:rsid="00082494"/>
    </style:style>
    <style:style style:name="T66" style:family="text">
      <style:text-properties fo:language="en" fo:country="US" fo:font-style="normal" officeooo:rsid="001219b9" style:font-style-asian="normal" style:font-style-complex="normal"/>
    </style:style>
    <style:style style:name="T67" style:family="text">
      <style:text-properties fo:language="en" fo:country="US" fo:font-style="normal" officeooo:rsid="00307c19" style:font-style-asian="normal" style:font-style-complex="normal"/>
    </style:style>
    <style:style style:name="T68" style:family="text">
      <style:text-properties fo:language="en" fo:country="US" fo:font-style="normal" officeooo:rsid="0047f444" style:font-style-asian="normal" style:font-style-complex="normal"/>
    </style:style>
    <style:style style:name="T69" style:family="text">
      <style:text-properties fo:language="en" fo:country="US" fo:font-style="normal" officeooo:rsid="00137ce1" style:font-style-asian="normal" style:font-style-complex="normal"/>
    </style:style>
    <style:style style:name="T70" style:family="text">
      <style:text-properties fo:language="en" fo:country="US" fo:font-style="normal" officeooo:rsid="0048f9d1" style:font-style-asian="normal" style:font-style-complex="normal"/>
    </style:style>
    <style:style style:name="T71" style:family="text">
      <style:text-properties fo:language="en" fo:country="US" fo:font-style="normal" officeooo:rsid="0050fc23" style:font-style-asian="normal" style:font-style-complex="normal"/>
    </style:style>
    <style:style style:name="T72" style:family="text">
      <style:text-properties fo:language="en" fo:country="US" fo:font-style="normal" officeooo:rsid="00525425" style:font-style-asian="normal" style:font-style-complex="normal"/>
    </style:style>
    <style:style style:name="T73" style:family="text">
      <style:text-properties fo:language="en" fo:country="US" fo:font-style="normal" officeooo:rsid="00538061" style:font-style-asian="normal" style:font-style-complex="normal"/>
    </style:style>
    <style:style style:name="T74" style:family="text">
      <style:text-properties fo:language="en" fo:country="US" fo:font-style="normal" officeooo:rsid="0053fc24" style:font-style-asian="normal" style:font-style-complex="normal"/>
    </style:style>
    <style:style style:name="T75" style:family="text">
      <style:text-properties fo:language="en" fo:country="US" fo:font-style="normal" officeooo:rsid="005960fa" style:font-style-asian="normal" style:font-style-complex="normal"/>
    </style:style>
    <style:style style:name="T76" style:family="text">
      <style:text-properties fo:language="en" fo:country="US" fo:font-style="normal" officeooo:rsid="005a0742" style:font-style-asian="normal" style:font-style-complex="normal"/>
    </style:style>
    <style:style style:name="T77" style:family="text">
      <style:text-properties fo:language="en" fo:country="US" fo:font-style="normal" officeooo:rsid="007a30c4" style:font-style-asian="normal" style:font-style-complex="normal"/>
    </style:style>
    <style:style style:name="T78" style:family="text">
      <style:text-properties fo:language="en" fo:country="US" fo:font-style="normal" officeooo:rsid="007f7b8a" style:font-style-asian="normal" style:font-style-complex="normal"/>
    </style:style>
    <style:style style:name="T79" style:family="text">
      <style:text-properties fo:language="en" fo:country="US" fo:font-style="normal" officeooo:rsid="008e03a6" style:font-style-asian="normal" style:font-style-complex="normal"/>
    </style:style>
    <style:style style:name="T80" style:family="text">
      <style:text-properties fo:language="en" fo:country="US" fo:font-style="normal" officeooo:rsid="00a3a694" style:font-style-asian="normal" style:font-style-complex="normal"/>
    </style:style>
    <style:style style:name="T81" style:family="text">
      <style:text-properties fo:language="en" fo:country="US" fo:font-style="normal" officeooo:rsid="00ba4064" style:font-style-asian="normal" style:font-style-complex="normal"/>
    </style:style>
    <style:style style:name="T82" style:family="text">
      <style:text-properties fo:language="en" fo:country="US" officeooo:rsid="0047f444"/>
    </style:style>
    <style:style style:name="T83" style:family="text">
      <style:text-properties fo:language="en" fo:country="US" officeooo:rsid="0011edea"/>
    </style:style>
    <style:style style:name="T84" style:family="text">
      <style:text-properties fo:language="en" fo:country="US" officeooo:rsid="0048f9d1"/>
    </style:style>
    <style:style style:name="T85" style:family="text">
      <style:text-properties fo:language="en" fo:country="US" officeooo:rsid="004be173"/>
    </style:style>
    <style:style style:name="T86" style:family="text">
      <style:text-properties fo:language="en" fo:country="US" officeooo:rsid="004f3a57"/>
    </style:style>
    <style:style style:name="T87" style:family="text">
      <style:text-properties fo:language="en" fo:country="US" officeooo:rsid="00503845"/>
    </style:style>
    <style:style style:name="T88" style:family="text">
      <style:text-properties fo:language="en" fo:country="US" officeooo:rsid="0050fc23"/>
    </style:style>
    <style:style style:name="T89" style:family="text">
      <style:text-properties fo:language="en" fo:country="US" officeooo:rsid="00538061"/>
    </style:style>
    <style:style style:name="T90" style:family="text">
      <style:text-properties fo:language="en" fo:country="US" officeooo:rsid="0053fc24"/>
    </style:style>
    <style:style style:name="T91" style:family="text">
      <style:text-properties fo:language="en" fo:country="US" officeooo:rsid="0056f08c"/>
    </style:style>
    <style:style style:name="T92" style:family="text">
      <style:text-properties fo:language="en" fo:country="US" officeooo:rsid="005cc74a"/>
    </style:style>
    <style:style style:name="T93" style:family="text">
      <style:text-properties fo:language="en" fo:country="US" officeooo:rsid="00669c7d"/>
    </style:style>
    <style:style style:name="T94" style:family="text">
      <style:text-properties fo:language="en" fo:country="US" officeooo:rsid="008e03a6"/>
    </style:style>
    <style:style style:name="T95" style:family="text">
      <style:text-properties fo:language="en" fo:country="US" officeooo:rsid="00945ee4"/>
    </style:style>
    <style:style style:name="T96" style:family="text">
      <style:text-properties fo:language="en" fo:country="US" officeooo:rsid="009a0650"/>
    </style:style>
    <style:style style:name="T97" style:family="text">
      <style:text-properties fo:language="en" fo:country="US" officeooo:rsid="00a1aed0"/>
    </style:style>
    <style:style style:name="T98" style:family="text">
      <style:text-properties fo:language="en" fo:country="US" officeooo:rsid="00a1d847"/>
    </style:style>
    <style:style style:name="T99" style:family="text">
      <style:text-properties fo:language="en" fo:country="US" officeooo:rsid="00a63bd6"/>
    </style:style>
    <style:style style:name="T100" style:family="text">
      <style:text-properties fo:language="en" fo:country="US" officeooo:rsid="00a83152"/>
    </style:style>
    <style:style style:name="T101" style:family="text">
      <style:text-properties fo:language="en" fo:country="US" officeooo:rsid="00a96f7c"/>
    </style:style>
    <style:style style:name="T102" style:family="text">
      <style:text-properties fo:language="en" fo:country="US" officeooo:rsid="00aaff04"/>
    </style:style>
    <style:style style:name="T103" style:family="text">
      <style:text-properties fo:language="en" fo:country="US" officeooo:rsid="00ac8068"/>
    </style:style>
    <style:style style:name="T104" style:family="text">
      <style:text-properties fo:language="en" fo:country="US" officeooo:rsid="00add75d"/>
    </style:style>
    <style:style style:name="T105" style:family="text">
      <style:text-properties fo:language="en" fo:country="US" officeooo:rsid="00ae6080"/>
    </style:style>
    <style:style style:name="T106" style:family="text">
      <style:text-properties fo:language="en" fo:country="US" officeooo:rsid="00afddbf"/>
    </style:style>
    <style:style style:name="T107" style:family="text">
      <style:text-properties fo:language="en" fo:country="US" officeooo:rsid="00440d27"/>
    </style:style>
    <style:style style:name="T108" style:family="text">
      <style:text-properties fo:language="en" fo:country="US" officeooo:rsid="00b07230"/>
    </style:style>
    <style:style style:name="T109" style:family="text">
      <style:text-properties fo:language="en" fo:country="US" officeooo:rsid="00b09626"/>
    </style:style>
    <style:style style:name="T110" style:family="text">
      <style:text-properties fo:language="en" fo:country="US" officeooo:rsid="00b12ec6"/>
    </style:style>
    <style:style style:name="T111" style:family="text">
      <style:text-properties fo:language="en" fo:country="US" officeooo:rsid="00b228d8"/>
    </style:style>
    <style:style style:name="T112" style:family="text">
      <style:text-properties fo:language="en" fo:country="US" officeooo:rsid="00b5ebc7"/>
    </style:style>
    <style:style style:name="T113" style:family="text">
      <style:text-properties fo:language="en" fo:country="US" officeooo:rsid="00b11eba"/>
    </style:style>
    <style:style style:name="T114" style:family="text">
      <style:text-properties fo:language="en" fo:country="US" officeooo:rsid="00b60f78"/>
    </style:style>
    <style:style style:name="T115" style:family="text">
      <style:text-properties fo:language="en" fo:country="US" officeooo:rsid="00b8a9f2"/>
    </style:style>
    <style:style style:name="T116" style:family="text">
      <style:text-properties fo:language="en" fo:country="US" officeooo:rsid="00ba4064"/>
    </style:style>
    <style:style style:name="T117" style:family="text">
      <style:text-properties fo:language="en" fo:country="US" officeooo:rsid="00be639b"/>
    </style:style>
    <style:style style:name="T118" style:family="text">
      <style:text-properties officeooo:rsid="00441620"/>
    </style:style>
    <style:style style:name="T119" style:family="text">
      <style:text-properties officeooo:rsid="0045f804"/>
    </style:style>
    <style:style style:name="T120" style:family="text">
      <style:text-properties officeooo:rsid="0048f9d1"/>
    </style:style>
    <style:style style:name="T121" style:family="text">
      <style:text-properties officeooo:rsid="00538061"/>
    </style:style>
    <style:style style:name="T122" style:family="text">
      <style:text-properties officeooo:rsid="00586c73"/>
    </style:style>
    <style:style style:name="T123" style:family="text">
      <style:text-properties officeooo:rsid="005e8d02"/>
    </style:style>
    <style:style style:name="T124" style:family="text">
      <style:text-properties officeooo:rsid="007191db"/>
    </style:style>
    <style:style style:name="T125" style:family="text">
      <style:text-properties officeooo:rsid="00730d25"/>
    </style:style>
    <style:style style:name="T126" style:family="text">
      <style:text-properties style:font-name-asian="DejaVu Sans Mono" style:font-name-complex="Lohit Hindi2"/>
    </style:style>
    <style:style style:name="T127" style:family="text">
      <style:text-properties officeooo:rsid="00336bf2" style:font-name-asian="DejaVu Sans Mono" style:font-name-complex="Lohit Hindi2"/>
    </style:style>
    <style:style style:name="T128" style:family="text">
      <style:text-properties officeooo:rsid="00730d25" style:font-name-asian="DejaVu Sans Mono" style:font-name-complex="Lohit Hindi2"/>
    </style:style>
    <style:style style:name="T129" style:family="text">
      <style:text-properties officeooo:rsid="005960fa" style:font-name-asian="DejaVu Sans Mono" style:font-name-complex="Lohit Hindi2"/>
    </style:style>
    <style:style style:name="T130" style:family="text">
      <style:text-properties officeooo:rsid="0089f2bb"/>
    </style:style>
    <style:style style:name="T131" style:family="text">
      <style:text-properties style:font-style-asian="normal"/>
    </style:style>
    <style:style style:name="T132" style:family="text">
      <style:text-properties fo:font-variant="normal" fo:text-transform="none" style:text-position="0% 100%" fo:font-style="normal" style:text-underline-style="none" fo:font-weight="normal"/>
    </style:style>
    <style:style style:name="T133" style:family="text">
      <style:text-properties fo:font-variant="normal" fo:text-transform="none" style:text-position="0% 100%" style:text-underline-style="none" fo:font-weight="normal"/>
    </style:style>
    <style:style style:name="T134" style:family="text">
      <style:text-properties fo:font-variant="normal" fo:text-transform="none" style:text-position="0% 100%" style:font-name="Times New Roman1" fo:language="en" fo:country="US" fo:font-style="normal" style:text-underline-style="none" fo:font-weight="normal" officeooo:rsid="009add48" style:font-style-asian="normal" style:font-style-complex="normal"/>
    </style:style>
    <style:style style:name="T135" style:family="text">
      <style:text-properties fo:font-variant="normal" fo:text-transform="none" style:text-position="0% 100%" style:font-name="Times New Roman1" fo:language="en" fo:country="US" style:text-underline-style="none" fo:font-weight="normal" officeooo:rsid="009e7c6d" style:font-style-asian="normal" style:font-style-complex="normal"/>
    </style:style>
    <style:style style:name="T136" style:family="text">
      <style:text-properties fo:font-variant="normal" fo:text-transform="none" style:text-position="0% 100%" fo:language="en" fo:country="US" fo:font-style="normal" style:text-underline-style="none" fo:font-weight="normal" officeooo:rsid="00a1aed0"/>
    </style:style>
    <style:style style:name="T137" style:family="text">
      <style:text-properties fo:font-variant="normal" fo:text-transform="none" style:text-position="0% 100%" fo:language="en" fo:country="US" fo:font-style="normal" style:text-underline-style="none" fo:font-weight="normal" officeooo:rsid="00ae6080"/>
    </style:style>
    <style:style style:name="T138" style:family="text">
      <style:text-properties fo:font-variant="normal" fo:text-transform="none" style:text-position="0% 100%" fo:language="en" fo:country="US" fo:font-style="normal" style:text-underline-style="none" fo:font-weight="normal" officeooo:rsid="00b07230"/>
    </style:style>
    <style:style style:name="T139" style:family="text">
      <style:text-properties fo:font-variant="normal" fo:text-transform="none" style:text-position="0% 100%" fo:language="en" fo:country="US" fo:font-style="normal" style:text-underline-style="none" fo:font-weight="normal" officeooo:rsid="00b09626"/>
    </style:style>
    <style:style style:name="T140" style:family="text">
      <style:text-properties officeooo:rsid="009cd193"/>
    </style:style>
    <style:style style:name="T141" style:family="text">
      <style:text-properties officeooo:rsid="009d0314"/>
    </style:style>
    <style:style style:name="T142" style:family="text">
      <style:text-properties officeooo:rsid="00440d27"/>
    </style:style>
    <style:style style:name="T143" style:family="text">
      <style:text-properties officeooo:rsid="00a30e88"/>
    </style:style>
    <style:style style:name="T144" style:family="text">
      <style:text-properties officeooo:rsid="00b2b64c"/>
    </style:style>
    <style:style style:name="T145" style:family="text">
      <style:text-properties officeooo:rsid="00b7725a"/>
    </style:style>
    <style:style style:name="T146" style:family="text">
      <style:text-properties officeooo:rsid="00bd14d1"/>
    </style:style>
    <style:style style:name="T147" style:family="text">
      <style:text-properties fo:font-weight="bold" officeooo:rsid="00441620" style:font-weight-asian="bold" style:font-weight-complex="bold"/>
    </style:style>
    <style:style style:name="T148" style:family="text">
      <style:text-properties officeooo:rsid="00c0f8c6"/>
    </style:style>
    <style:style style:name="T149" style:family="text">
      <style:text-properties officeooo:rsid="00c15475"/>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itle</text:h>
      <text:p text:style-name="P2"><text:span text:style-name="T146">Psychometrics Properties</text:span> of the Brazilian Portuguese version of the Readiness to Change Questionnaire – RCQ-<text:span text:style-name="T120">BR</text:span>.</text:p>
      <text:h text:style-name="P35" text:outline-level="1">Introduction</text:h>
      <text:p text:style-name="Text_20_body"><text:span text:style-name="T99">The stages of change model proposed by Prochaska and DiClemente </text:span><text:reference-mark-start text:name="ZOTERO_ITEM CSL_CITATION {&quot;citationID&quot;:&quot;2gep1bk4f6&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SczNSsDBM8"/><text:span text:style-name="T99">(1982)</text:span><text:reference-mark-end text:name="ZOTERO_ITEM CSL_CITATION {&quot;citationID&quot;:&quot;2gep1bk4f6&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SczNSsDBM8"/><text:span text:style-name="T99"> is one of the most popular </text:span><text:span text:style-name="T115">models </text:span><text:span text:style-name="T99">to </text:span><text:span text:style-name="T100">change health related behaviors, </text:span><text:span text:style-name="T101">including alcohol abuse </text:span><text:span text:style-name="T104">and dependence</text:span><text:span text:style-name="T100"> </text:span><text:reference-mark-start text:name="ZOTERO_ITEM CSL_CITATION {&quot;citationID&quot;:&quot;tbs0rdfhi&quot;,&quot;properties&quot;:{&quot;formattedCitation&quot;:&quot;(Norcross, Krebs, &amp; Prochaska, 2011)&quot;,&quot;plainCitation&quot;:&quot;(Norcross, Krebs, &amp; Prochaska, 2011)&quot;},&quot;citationItems&quot;:[{&quot;id&quot;:927,&quot;uris&quot;:[&quot;http://zotero.org/users/615579/items/FZRJV2JH&quot;],&quot;uri&quot;:[&quot;http://zotero.org/users/615579/items/FZRJV2JH&quot;],&quot;itemData&quot;:{&quot;id&quot;:927,&quot;type&quot;:&quot;article-journal&quot;,&quot;title&quot;:&quot;Stages of change&quot;,&quot;container-title&quot;:&quot;Journal of Clinical Psychology&quot;,&quot;page&quot;:&quot;143-154&quot;,&quot;volume&quot;:&quot;67&quot;,&quot;issue&quot;:&quot;2&quot;,&quot;source&quot;:&quot;CrossRef&quot;,&quot;DOI&quot;:&quot;10.1002/jclp.20758&quot;,&quot;ISSN&quot;:&quot;00219762&quot;,&quot;language&quot;:&quot;en&quot;,&quot;author&quot;:[{&quot;family&quot;:&quot;Norcross&quot;,&quot;given&quot;:&quot;John C.&quot;},{&quot;family&quot;:&quot;Krebs&quot;,&quot;given&quot;:&quot;Paul M.&quot;},{&quot;family&quot;:&quot;Prochaska&quot;,&quot;given&quot;:&quot;James O.&quot;}],&quot;issued&quot;:{&quot;date-parts&quot;:[[&quot;2011&quot;,2]]},&quot;accessed&quot;:{&quot;date-parts&quot;:[[&quot;2014&quot;,7,30]]}}}],&quot;schema&quot;:&quot;https://github.com/citation-style-language/schema/raw/master/csl-citation.json&quot;} RND2y9oDFZkcY"/>(Norcross, Krebs, &amp; Prochaska, 2011)<text:reference-mark-end text:name="ZOTERO_ITEM CSL_CITATION {&quot;citationID&quot;:&quot;tbs0rdfhi&quot;,&quot;properties&quot;:{&quot;formattedCitation&quot;:&quot;(Norcross, Krebs, &amp; Prochaska, 2011)&quot;,&quot;plainCitation&quot;:&quot;(Norcross, Krebs, &amp; Prochaska, 2011)&quot;},&quot;citationItems&quot;:[{&quot;id&quot;:927,&quot;uris&quot;:[&quot;http://zotero.org/users/615579/items/FZRJV2JH&quot;],&quot;uri&quot;:[&quot;http://zotero.org/users/615579/items/FZRJV2JH&quot;],&quot;itemData&quot;:{&quot;id&quot;:927,&quot;type&quot;:&quot;article-journal&quot;,&quot;title&quot;:&quot;Stages of change&quot;,&quot;container-title&quot;:&quot;Journal of Clinical Psychology&quot;,&quot;page&quot;:&quot;143-154&quot;,&quot;volume&quot;:&quot;67&quot;,&quot;issue&quot;:&quot;2&quot;,&quot;source&quot;:&quot;CrossRef&quot;,&quot;DOI&quot;:&quot;10.1002/jclp.20758&quot;,&quot;ISSN&quot;:&quot;00219762&quot;,&quot;language&quot;:&quot;en&quot;,&quot;author&quot;:[{&quot;family&quot;:&quot;Norcross&quot;,&quot;given&quot;:&quot;John C.&quot;},{&quot;family&quot;:&quot;Krebs&quot;,&quot;given&quot;:&quot;Paul M.&quot;},{&quot;family&quot;:&quot;Prochaska&quot;,&quot;given&quot;:&quot;James O.&quot;}],&quot;issued&quot;:{&quot;date-parts&quot;:[[&quot;2011&quot;,2]]},&quot;accessed&quot;:{&quot;date-parts&quot;:[[&quot;2014&quot;,7,30]]}}}],&quot;schema&quot;:&quot;https://github.com/citation-style-language/schema/raw/master/csl-citation.json&quot;} RND2y9oDFZkcY"/><text:span text:style-name="T99">. </text:span><text:span text:style-name="T101">Prochaska and DiClemente propose</text:span><text:span text:style-name="T109">d</text:span><text:span text:style-name="T101"> a series of stages that changes overtime: precontemplation, contemplation, preparation, action and maintenance. Precontemplation </text:span><text:span text:style-name="T102">is the stage which the patients are not seeking any behavior modification. Contemplation is the stage which the patients are aware of their problems but are not committed to change. Preparation is the stage which the patients plan to take action and are making some minor behaviors changes. Action is the stage which the patients modify behaviors to solve their health problem</text:span><text:span text:style-name="T103">s</text:span><text:span text:style-name="T102">. </text:span><text:span text:style-name="T104">Maintenance is the stage which the patients work to avoid relapse and keep the modified behavior accomplished in the action stage.</text:span></text:p>
      <text:p text:style-name="Text_20_body"><text:span text:style-name="T104">Some instruments were developed to assist clinicians </text:span><text:span text:style-name="T109">in classifying</text:span><text:span text:style-name="T104"> their patients with alcohol abuse and dependence such as the Readiness to Change Questionnaire - </text:span><text:span text:style-name="T105">RCQ</text:span><text:span text:style-name="T104"> </text:span><text:reference-mark-start text:name="ZOTERO_ITEM CSL_CITATION {&quot;citationID&quot;:&quot;1s95k57rcj&quot;,&quot;properties&quot;:{&quot;formattedCitation&quot;:&quot;(Rollnick, Heather, Gold, &amp; Hall, 1992)&quot;,&quot;plainCitation&quot;:&quot;(Rollnick, Heather, Gold, &amp; Hall, 1992)&quot;},&quot;citationItems&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1uZjClGdf6"/><text:span text:style-name="T104">(Rollnick, Heather, Gold, &amp; Hall, 1992)</text:span><text:reference-mark-end text:name="ZOTERO_ITEM CSL_CITATION {&quot;citationID&quot;:&quot;1s95k57rcj&quot;,&quot;properties&quot;:{&quot;formattedCitation&quot;:&quot;(Rollnick, Heather, Gold, &amp; Hall, 1992)&quot;,&quot;plainCitation&quot;:&quot;(Rollnick, Heather, Gold, &amp; Hall, 1992)&quot;},&quot;citationItems&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1uZjClGdf6"/><text:span text:style-name="T104">, the Stages of Change Readiness and Treatment Eagerness Scale - </text:span><text:span text:style-name="T105">SOCRATES</text:span><text:span text:style-name="T104"> </text:span><text:reference-mark-start text:name="ZOTERO_ITEM CSL_CITATION {&quot;citationID&quot;:&quot;2au57742a5&quot;,&quot;properties&quot;:{&quot;formattedCitation&quot;:&quot;(Miller &amp; Scott, 1996)&quot;,&quot;plainCitation&quot;:&quot;(Miller &amp; Scott, 1996)&quot;},&quot;citationItems&quot;:[{&quot;id&quot;:931,&quot;uris&quot;:[&quot;http://zotero.org/users/615579/items/B27ZVZ9R&quot;],&quot;uri&quot;:[&quot;http://zotero.org/users/615579/items/B27ZVZ9R&quot;],&quot;itemData&quot;:{&quot;id&quot;:931,&quot;type&quot;:&quot;article-journal&quot;,&quot;title&quot;:&quot;Assessing drinkers' motivation for change: The Stages of Change Readiness and Treatment Eagerness Scale (SOCRATES)&quot;,&quot;container-title&quot;:&quot;Psychology of Addictive Behaviors&quot;,&quot;page&quot;:&quot;81-89&quot;,&quot;volume&quot;:&quot;10&quot;,&quot;issue&quot;:&quot;2&quot;,&quot;source&quot;:&quot;APA PsycNET&quot;,&quot;abstract&quot;:&quot;The Stages of Change Readiness and Treatment Eagerness Scale (SOCRATES) is an instrument designed to assess motivation for change in problem drinkers. Data from a multisite clinical sample (N = 1,672) and a test-retest study (N = 82) provided support for the reliability of SOCRATES scales. Factor analyses yielded 3 relatively unrelated factors that were stable across rotations: Recognition, Ambivalence, and Taking Steps. Recognition scores at baseline were found to be mildly related to intensity of alcohol consumption and problems. Comparable scale scores resulted from short (19-item) and longer (39-item) forms of the instrument. Normative data are provided for the short form.&quot;,&quot;DOI&quot;:&quot;10.1037/0893-164X.10.2.81&quot;,&quot;ISSN&quot;:&quot;1939-1501(Electronic);0893-164X(Print)&quot;,&quot;shortTitle&quot;:&quot;Assessing drinkers' motivation for change&quot;,&quot;author&quot;:[{&quot;family&quot;:&quot;Miller&quot;,&quot;given&quot;:&quot;William R.&quot;},{&quot;family&quot;:&quot;Scott&quot;,&quot;given&quot;:&quot;J.&quot;}],&quot;issued&quot;:{&quot;date-parts&quot;:[[&quot;1996&quot;]]}}}],&quot;schema&quot;:&quot;https://github.com/citation-style-language/schema/raw/master/csl-citation.json&quot;} RNDKsNgTS3wEi"/><text:span text:style-name="T104">(Miller &amp; Scott, 1996)</text:span><text:reference-mark-end text:name="ZOTERO_ITEM CSL_CITATION {&quot;citationID&quot;:&quot;2au57742a5&quot;,&quot;properties&quot;:{&quot;formattedCitation&quot;:&quot;(Miller &amp; Scott, 1996)&quot;,&quot;plainCitation&quot;:&quot;(Miller &amp; Scott, 1996)&quot;},&quot;citationItems&quot;:[{&quot;id&quot;:931,&quot;uris&quot;:[&quot;http://zotero.org/users/615579/items/B27ZVZ9R&quot;],&quot;uri&quot;:[&quot;http://zotero.org/users/615579/items/B27ZVZ9R&quot;],&quot;itemData&quot;:{&quot;id&quot;:931,&quot;type&quot;:&quot;article-journal&quot;,&quot;title&quot;:&quot;Assessing drinkers' motivation for change: The Stages of Change Readiness and Treatment Eagerness Scale (SOCRATES)&quot;,&quot;container-title&quot;:&quot;Psychology of Addictive Behaviors&quot;,&quot;page&quot;:&quot;81-89&quot;,&quot;volume&quot;:&quot;10&quot;,&quot;issue&quot;:&quot;2&quot;,&quot;source&quot;:&quot;APA PsycNET&quot;,&quot;abstract&quot;:&quot;The Stages of Change Readiness and Treatment Eagerness Scale (SOCRATES) is an instrument designed to assess motivation for change in problem drinkers. Data from a multisite clinical sample (N = 1,672) and a test-retest study (N = 82) provided support for the reliability of SOCRATES scales. Factor analyses yielded 3 relatively unrelated factors that were stable across rotations: Recognition, Ambivalence, and Taking Steps. Recognition scores at baseline were found to be mildly related to intensity of alcohol consumption and problems. Comparable scale scores resulted from short (19-item) and longer (39-item) forms of the instrument. Normative data are provided for the short form.&quot;,&quot;DOI&quot;:&quot;10.1037/0893-164X.10.2.81&quot;,&quot;ISSN&quot;:&quot;1939-1501(Electronic);0893-164X(Print)&quot;,&quot;shortTitle&quot;:&quot;Assessing drinkers' motivation for change&quot;,&quot;author&quot;:[{&quot;family&quot;:&quot;Miller&quot;,&quot;given&quot;:&quot;William R.&quot;},{&quot;family&quot;:&quot;Scott&quot;,&quot;given&quot;:&quot;J.&quot;}],&quot;issued&quot;:{&quot;date-parts&quot;:[[&quot;1996&quot;]]}}}],&quot;schema&quot;:&quot;https://github.com/citation-style-language/schema/raw/master/csl-citation.json&quot;} RNDKsNgTS3wEi"/><text:span text:style-name="T104">, and the </text:span><text:span text:style-name="T105">Rhode Island Change Assessment – URICA </text:span><text:reference-mark-start text:name="ZOTERO_ITEM CSL_CITATION {&quot;citationID&quot;:&quot;1og8bfoa47&quot;,&quot;properties&quot;:{&quot;formattedCitation&quot;:&quot;(McConnaughy, DiClemente, Prochaska, &amp; Velicer, 1989)&quot;,&quot;plainCitation&quot;:&quot;(McConnaughy, DiClemente, Prochaska, &amp; Velicer, 1989)&quot;},&quot;citationItems&quot;:[{&quot;id&quot;:958,&quot;uris&quot;:[&quot;http://zotero.org/users/615579/items/ZIRMM2R4&quot;],&quot;uri&quot;:[&quot;http://zotero.org/users/615579/items/ZIRMM2R4&quot;],&quot;itemData&quot;:{&quot;id&quot;:958,&quot;type&quot;:&quot;article-journal&quot;,&quot;title&quot;:&quot;Stages of change in psychotherapy: A follow-up report.&quot;,&quot;container-title&quot;:&quot;Psychotherapy: Theory, Research, Practice, Training&quot;,&quot;page&quot;:&quot;494-503&quot;,&quot;volume&quot;:&quot;26&quot;,&quot;issue&quot;:&quot;4&quot;,&quot;source&quot;:&quot;CrossRef&quot;,&quot;DOI&quot;:&quot;10.1037/h0085468&quot;,&quot;ISSN&quot;:&quot;1939-1536, 0033-3204&quot;,&quot;shortTitle&quot;:&quot;Stages of change in psychotherapy&quot;,&quot;language&quot;:&quot;en&quot;,&quot;author&quot;:[{&quot;family&quot;:&quot;McConnaughy&quot;,&quot;given&quot;:&quot;Eileen A.&quot;},{&quot;family&quot;:&quot;DiClemente&quot;,&quot;given&quot;:&quot;Carlo C.&quot;},{&quot;family&quot;:&quot;Prochaska&quot;,&quot;given&quot;:&quot;James O.&quot;},{&quot;family&quot;:&quot;Velicer&quot;,&quot;given&quot;:&quot;Wayne F.&quot;}],&quot;issued&quot;:{&quot;date-parts&quot;:[[&quot;1989&quot;]]},&quot;accessed&quot;:{&quot;date-parts&quot;:[[&quot;2014&quot;,7,30]]}}}],&quot;schema&quot;:&quot;https://github.com/citation-style-language/schema/raw/master/csl-citation.json&quot;} RND3BNPHYmCQ3"/><text:span text:style-name="T105">(McConnaughy, DiClemente, Prochaska, &amp; Velicer, 1989)</text:span><text:reference-mark-end text:name="ZOTERO_ITEM CSL_CITATION {&quot;citationID&quot;:&quot;1og8bfoa47&quot;,&quot;properties&quot;:{&quot;formattedCitation&quot;:&quot;(McConnaughy, DiClemente, Prochaska, &amp; Velicer, 1989)&quot;,&quot;plainCitation&quot;:&quot;(McConnaughy, DiClemente, Prochaska, &amp; Velicer, 1989)&quot;},&quot;citationItems&quot;:[{&quot;id&quot;:958,&quot;uris&quot;:[&quot;http://zotero.org/users/615579/items/ZIRMM2R4&quot;],&quot;uri&quot;:[&quot;http://zotero.org/users/615579/items/ZIRMM2R4&quot;],&quot;itemData&quot;:{&quot;id&quot;:958,&quot;type&quot;:&quot;article-journal&quot;,&quot;title&quot;:&quot;Stages of change in psychotherapy: A follow-up report.&quot;,&quot;container-title&quot;:&quot;Psychotherapy: Theory, Research, Practice, Training&quot;,&quot;page&quot;:&quot;494-503&quot;,&quot;volume&quot;:&quot;26&quot;,&quot;issue&quot;:&quot;4&quot;,&quot;source&quot;:&quot;CrossRef&quot;,&quot;DOI&quot;:&quot;10.1037/h0085468&quot;,&quot;ISSN&quot;:&quot;1939-1536, 0033-3204&quot;,&quot;shortTitle&quot;:&quot;Stages of change in psychotherapy&quot;,&quot;language&quot;:&quot;en&quot;,&quot;author&quot;:[{&quot;family&quot;:&quot;McConnaughy&quot;,&quot;given&quot;:&quot;Eileen A.&quot;},{&quot;family&quot;:&quot;DiClemente&quot;,&quot;given&quot;:&quot;Carlo C.&quot;},{&quot;family&quot;:&quot;Prochaska&quot;,&quot;given&quot;:&quot;James O.&quot;},{&quot;family&quot;:&quot;Velicer&quot;,&quot;given&quot;:&quot;Wayne F.&quot;}],&quot;issued&quot;:{&quot;date-parts&quot;:[[&quot;1989&quot;]]},&quot;accessed&quot;:{&quot;date-parts&quot;:[[&quot;2014&quot;,7,30]]}}}],&quot;schema&quot;:&quot;https://github.com/citation-style-language/schema/raw/master/csl-citation.json&quot;} RND3BNPHYmCQ3"/><text:span text:style-name="T105">. The Readiness to Change Questionnaire is the shortest scale to assess readiness to change with 12 items and have shown </text:span><text:span text:style-name="T112">reasonable</text:span><text:span text:style-name="T105"> psychometric properties </text:span><text:reference-mark-start text:name="ZOTERO_ITEM CSL_CITATION {&quot;citationID&quot;:&quot;rvdkp2j1b&quot;,&quot;properties&quot;:{&quot;formattedCitation&quot;:&quot;{\\rtf (Budd &amp; Rollnick, 1996; Defuentes-Merillas, Dejong, &amp; Schippers, 2002; Forsberg, Ekman, Halldin, &amp; R\\uc0\\u246{}nnberg, 2004; Forsberg et al., 2004; Heather, Rollnick, &amp; Bell, 1993; Napper et al., 2008; Rodr\\uc0\\u237{}guez-Martos et al., 2000; Rollnick et al., 1992)}&quot;,&quot;plainCitation&quot;:&quot;(Budd &amp; Rollnick, 1996; Defuentes-Merillas, Dejong, &amp; Schippers, 2002; Forsberg, Ekman, Halldin, &amp; Rönnberg, 2004; Forsberg et al., 2004; Heather, Rollnick, &amp; Bell, 1993; Napper et al., 2008; Rodríguez-Martos et al., 2000; Rollnick et al., 1992)&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860,&quot;uris&quot;:[&quot;http://zotero.org/users/615579/items/247VIXTS&quot;],&quot;uri&quot;:[&quot;http://zotero.org/users/615579/items/247VIXTS&quot;],&quot;itemData&quot;:{&quot;id&quot;:860,&quot;type&quot;:&quot;article-journal&quot;,&quot;title&quot;:&quot;Predictive validity of the Readiness to Change Questionnaire&quot;,&quot;container-title&quot;:&quot;Addiction (Abingdon, England)&quot;,&quot;page&quot;:&quot;1667-1677&quot;,&quot;volume&quot;:&quot;88&quot;,&quot;issue&quot;:&quot;12&quot;,&quot;source&quot;:&quot;NCBI PubMed&quot;,&quot;abstract&quot;:&quot;Following the development of the Readiness to Change Questionnaire described by Rollnick et al., this article reports on the predictive validity of the questionnaire among a sample of 174 male excessive drinkers identified by screening on wards of general hospitals. Relationships between patients' \&quot;stage of change\&quot; derived from questionnaires administered prior to discharge from hospital and changes in drinking behaviour at 8 weeks and 6 months follow-up are analysed. Allocated stage of change provided statistically significant relationships with drinking outcome. Multiple regression analysis showed that stage of change remained a significant predictor of changes in alcohol consumption when other possible predictors were taken into account. Two methods for allocating stage of change on the basis of questionnaire responses for use in different circumstances, a \&quot;quick\&quot; and a \&quot;refined\&quot; method, are described.&quot;,&quot;ISSN&quot;:&quot;0965-2140&quot;,&quot;note&quot;:&quot;PMID: 8130706&quot;,&quot;journalAbbreviation&quot;:&quot;Addiction&quot;,&quot;language&quot;:&quot;eng&quot;,&quot;author&quot;:[{&quot;family&quot;:&quot;Heather&quot;,&quot;given&quot;:&quot;N.&quot;},{&quot;family&quot;:&quot;Rollnick&quot;,&quot;given&quot;:&quot;S.&quot;},{&quot;family&quot;:&quot;Bell&quot;,&quot;given&quot;:&quot;A.&quot;}],&quot;issued&quot;:{&quot;date-parts&quot;:[[&quot;1993&quot;,12]]},&quot;PMID&quot;:&quot;8130706&quot;}},{&quot;id&quot;:1190,&quot;uris&quot;:[&quot;http://zotero.org/users/615579/items/JJ6VRUAE&quot;],&quot;uri&quot;:[&quot;http://zotero.org/users/615579/items/JJ6VRUAE&quot;],&quot;itemData&quot;:{&quot;id&quot;:1190,&quot;type&quot;:&quot;article-journal&quot;,&quot;title&quot;:&quot;Convergent and discriminant validity of three measures of stage of change&quot;,&quot;container-title&quot;:&quot;Psychology of addictive behaviors: journal of the Society of Psychologists in Addictive Behaviors&quot;,&quot;page&quot;:&quot;362-371&quot;,&quot;volume&quot;:&quot;22&quot;,&quot;issue&quot;:&quot;3&quot;,&quot;source&quot;:&quot;NCBI PubMed&quot;,&quot;abstract&quot;:&quot;The University of Rhode Island Change Assessment (E. A. McConnaughy, J. O. Prochaska, &amp; W. F. Velicer, 1983), the Stages of Change Readiness and Treatment Eagerness Scale (W. R. Miller &amp; J. S. Tonigan, 1996), and the Readiness to Change Questionnaire (S. Rollnick, N. Heather, R. Gold, &amp; W. Hall, 1992) are commonly used multidimensional measures of stage of change. The authors examined the convergent and discriminant validity of drug-use versions of these 3 measures through multitrait-multimethod analysis in a population of indigent, out-of-treatment drug users (N = 377). Agreement in stage-of-change assignment and the relationship between stage of change and drug-use behaviors were also examined. Confirmatory factor analysis suggests that the Stages of Change Readiness and Treatment Eagerness Scale may have questionable convergent validity with the University of Rhode Island Change Assessment and Readiness to Change Questionnaire. There was moderate agreement in stage assignment. Analysis of behavior did provide some support for the construct validity of the measures. The results suggest that these drug-use stage-of-change measures may not be equivalent.&quot;,&quot;DOI&quot;:&quot;10.1037/0893-164X.22.3.362&quot;,&quot;ISSN&quot;:&quot;0893-164X&quot;,&quot;note&quot;:&quot;PMID: 18778129 \nPMCID: PMC2756962&quot;,&quot;journalAbbreviation&quot;:&quot;Psychol Addict Behav&quot;,&quot;language&quot;:&quot;eng&quot;,&quot;author&quot;:[{&quot;family&quot;:&quot;Napper&quot;,&quot;given&quot;:&quot;Lucy E&quot;},{&quot;family&quot;:&quot;Wood&quot;,&quot;given&quot;:&quot;Michele M&quot;},{&quot;family&quot;:&quot;Jaffe&quot;,&quot;given&quot;:&quot;Adi&quot;},{&quot;family&quot;:&quot;Fisher&quot;,&quot;given&quot;:&quot;Dennis G&quot;},{&quot;family&quot;:&quot;Reynolds&quot;,&quot;given&quot;:&quot;Grace L&quot;},{&quot;family&quot;:&quot;Klahn&quot;,&quot;given&quot;:&quot;Jennifer A&quot;}],&quot;issued&quot;:{&quot;date-parts&quot;:[[&quot;2008&quot;,9]]},&quot;PMID&quot;:&quot;18778129&quot;,&quot;PMCID&quot;:&quot;PMC2756962&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2BEDPoW7xL"/><text:span text:style-name="T137">(Budd &amp; Rollnick, 1996; Defuentes-Merillas, Dejong, &amp; Schippers, 2002; Forsberg, Ekman, Halldin, &amp; R</text:span><text:span text:style-name="T132">önnberg, 2004; Forsberg et al., 2004; Heather, Rollnick, &amp; Bell, 1993; Napper et al., 2008; Rodríguez-Martos et al., 2000; Rollnick et al., 1992)</text:span><text:reference-mark-end text:name="ZOTERO_ITEM CSL_CITATION {&quot;citationID&quot;:&quot;rvdkp2j1b&quot;,&quot;properties&quot;:{&quot;formattedCitation&quot;:&quot;{\\rtf (Budd &amp; Rollnick, 1996; Defuentes-Merillas, Dejong, &amp; Schippers, 2002; Forsberg, Ekman, Halldin, &amp; R\\uc0\\u246{}nnberg, 2004; Forsberg et al., 2004; Heather, Rollnick, &amp; Bell, 1993; Napper et al., 2008; Rodr\\uc0\\u237{}guez-Martos et al., 2000; Rollnick et al., 1992)}&quot;,&quot;plainCitation&quot;:&quot;(Budd &amp; Rollnick, 1996; Defuentes-Merillas, Dejong, &amp; Schippers, 2002; Forsberg, Ekman, Halldin, &amp; Rönnberg, 2004; Forsberg et al., 2004; Heather, Rollnick, &amp; Bell, 1993; Napper et al., 2008; Rodríguez-Martos et al., 2000; Rollnick et al., 1992)&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860,&quot;uris&quot;:[&quot;http://zotero.org/users/615579/items/247VIXTS&quot;],&quot;uri&quot;:[&quot;http://zotero.org/users/615579/items/247VIXTS&quot;],&quot;itemData&quot;:{&quot;id&quot;:860,&quot;type&quot;:&quot;article-journal&quot;,&quot;title&quot;:&quot;Predictive validity of the Readiness to Change Questionnaire&quot;,&quot;container-title&quot;:&quot;Addiction (Abingdon, England)&quot;,&quot;page&quot;:&quot;1667-1677&quot;,&quot;volume&quot;:&quot;88&quot;,&quot;issue&quot;:&quot;12&quot;,&quot;source&quot;:&quot;NCBI PubMed&quot;,&quot;abstract&quot;:&quot;Following the development of the Readiness to Change Questionnaire described by Rollnick et al., this article reports on the predictive validity of the questionnaire among a sample of 174 male excessive drinkers identified by screening on wards of general hospitals. Relationships between patients' \&quot;stage of change\&quot; derived from questionnaires administered prior to discharge from hospital and changes in drinking behaviour at 8 weeks and 6 months follow-up are analysed. Allocated stage of change provided statistically significant relationships with drinking outcome. Multiple regression analysis showed that stage of change remained a significant predictor of changes in alcohol consumption when other possible predictors were taken into account. Two methods for allocating stage of change on the basis of questionnaire responses for use in different circumstances, a \&quot;quick\&quot; and a \&quot;refined\&quot; method, are described.&quot;,&quot;ISSN&quot;:&quot;0965-2140&quot;,&quot;note&quot;:&quot;PMID: 8130706&quot;,&quot;journalAbbreviation&quot;:&quot;Addiction&quot;,&quot;language&quot;:&quot;eng&quot;,&quot;author&quot;:[{&quot;family&quot;:&quot;Heather&quot;,&quot;given&quot;:&quot;N.&quot;},{&quot;family&quot;:&quot;Rollnick&quot;,&quot;given&quot;:&quot;S.&quot;},{&quot;family&quot;:&quot;Bell&quot;,&quot;given&quot;:&quot;A.&quot;}],&quot;issued&quot;:{&quot;date-parts&quot;:[[&quot;1993&quot;,12]]},&quot;PMID&quot;:&quot;8130706&quot;}},{&quot;id&quot;:1190,&quot;uris&quot;:[&quot;http://zotero.org/users/615579/items/JJ6VRUAE&quot;],&quot;uri&quot;:[&quot;http://zotero.org/users/615579/items/JJ6VRUAE&quot;],&quot;itemData&quot;:{&quot;id&quot;:1190,&quot;type&quot;:&quot;article-journal&quot;,&quot;title&quot;:&quot;Convergent and discriminant validity of three measures of stage of change&quot;,&quot;container-title&quot;:&quot;Psychology of addictive behaviors: journal of the Society of Psychologists in Addictive Behaviors&quot;,&quot;page&quot;:&quot;362-371&quot;,&quot;volume&quot;:&quot;22&quot;,&quot;issue&quot;:&quot;3&quot;,&quot;source&quot;:&quot;NCBI PubMed&quot;,&quot;abstract&quot;:&quot;The University of Rhode Island Change Assessment (E. A. McConnaughy, J. O. Prochaska, &amp; W. F. Velicer, 1983), the Stages of Change Readiness and Treatment Eagerness Scale (W. R. Miller &amp; J. S. Tonigan, 1996), and the Readiness to Change Questionnaire (S. Rollnick, N. Heather, R. Gold, &amp; W. Hall, 1992) are commonly used multidimensional measures of stage of change. The authors examined the convergent and discriminant validity of drug-use versions of these 3 measures through multitrait-multimethod analysis in a population of indigent, out-of-treatment drug users (N = 377). Agreement in stage-of-change assignment and the relationship between stage of change and drug-use behaviors were also examined. Confirmatory factor analysis suggests that the Stages of Change Readiness and Treatment Eagerness Scale may have questionable convergent validity with the University of Rhode Island Change Assessment and Readiness to Change Questionnaire. There was moderate agreement in stage assignment. Analysis of behavior did provide some support for the construct validity of the measures. The results suggest that these drug-use stage-of-change measures may not be equivalent.&quot;,&quot;DOI&quot;:&quot;10.1037/0893-164X.22.3.362&quot;,&quot;ISSN&quot;:&quot;0893-164X&quot;,&quot;note&quot;:&quot;PMID: 18778129 \nPMCID: PMC2756962&quot;,&quot;journalAbbreviation&quot;:&quot;Psychol Addict Behav&quot;,&quot;language&quot;:&quot;eng&quot;,&quot;author&quot;:[{&quot;family&quot;:&quot;Napper&quot;,&quot;given&quot;:&quot;Lucy E&quot;},{&quot;family&quot;:&quot;Wood&quot;,&quot;given&quot;:&quot;Michele M&quot;},{&quot;family&quot;:&quot;Jaffe&quot;,&quot;given&quot;:&quot;Adi&quot;},{&quot;family&quot;:&quot;Fisher&quot;,&quot;given&quot;:&quot;Dennis G&quot;},{&quot;family&quot;:&quot;Reynolds&quot;,&quot;given&quot;:&quot;Grace L&quot;},{&quot;family&quot;:&quot;Klahn&quot;,&quot;given&quot;:&quot;Jennifer A&quot;}],&quot;issued&quot;:{&quot;date-parts&quot;:[[&quot;2008&quot;,9]]},&quot;PMID&quot;:&quot;18778129&quot;,&quot;PMCID&quot;:&quot;PMC2756962&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2BEDPoW7xL"/><text:span text:style-name="T105">.</text:span></text:p>
      <text:p text:style-name="Text_20_body"><text:span text:style-name="T113">One of the problems of </text:span><text:span text:style-name="T115">the </text:span><text:span text:style-name="T113">RCQ is its </text:span><text:span text:style-name="T115">non-well established </text:span><text:span text:style-name="T113">factor structure. </text:span><text:span text:style-name="T111">Different studies have identified a different number of components.</text:span><text:span text:style-name="T113"> Using a principal components approach, Rollnick et al. </text:span><text:reference-mark-start text:name="ZOTERO_ITEM CSL_CITATION {&quot;citationID&quot;:&quot;abs7fe3pq&quot;,&quot;properties&quot;:{&quot;formattedCitation&quot;:&quot;(1992)&quot;,&quot;plainCitation&quot;:&quot;(1992)&quot;},&quot;citationItems&quot;:[{&quot;id&quot;:&quot;FEb9VvR6/HBi5Xhtw&quot;,&quot;uris&quot;:[&quot;http://zotero.org/users/615579/items/4T9UZVD4&quot;],&quot;uri&quot;:[&quot;http://zotero.org/users/615579/items/4T9UZVD4&quot;],&quot;itemData&quot;:{&quot;id&quot;:&quot;FEb9VvR6/HBi5Xhtw&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NCwwC9CMwy"/><text:span text:style-name="T113">(1992)</text:span><text:reference-mark-end text:name="ZOTERO_ITEM CSL_CITATION {&quot;citationID&quot;:&quot;abs7fe3pq&quot;,&quot;properties&quot;:{&quot;formattedCitation&quot;:&quot;(1992)&quot;,&quot;plainCitation&quot;:&quot;(1992)&quot;},&quot;citationItems&quot;:[{&quot;id&quot;:&quot;FEb9VvR6/HBi5Xhtw&quot;,&quot;uris&quot;:[&quot;http://zotero.org/users/615579/items/4T9UZVD4&quot;],&quot;uri&quot;:[&quot;http://zotero.org/users/615579/items/4T9UZVD4&quot;],&quot;itemData&quot;:{&quot;id&quot;:&quot;FEb9VvR6/HBi5Xhtw&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NCwwC9CMwy"/><text:span text:style-name="T113"> and Rodríguez-Martos et al. </text:span><text:reference-mark-start text:name="ZOTERO_ITEM CSL_CITATION {&quot;citationID&quot;:&quot;jehl4j3ti&quot;,&quot;properties&quot;:{&quot;formattedCitation&quot;:&quot;(2000)&quot;,&quot;plainCitation&quot;:&quot;(2000)&quot;},&quot;citationItems&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uppress-author&quot;:true}],&quot;schema&quot;:&quot;https://github.com/citation-style-language/schema/raw/master/csl-citation.json&quot;} RNDiDvWY3Bs1Z"/><text:span text:style-name="T113">(2000)</text:span><text:reference-mark-end text:name="ZOTERO_ITEM CSL_CITATION {&quot;citationID&quot;:&quot;jehl4j3ti&quot;,&quot;properties&quot;:{&quot;formattedCitation&quot;:&quot;(2000)&quot;,&quot;plainCitation&quot;:&quot;(2000)&quot;},&quot;citationItems&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uppress-author&quot;:true}],&quot;schema&quot;:&quot;https://github.com/citation-style-language/schema/raw/master/csl-citation.json&quot;} RNDiDvWY3Bs1Z"/><text:span text:style-name="T113"> found a three component structure that was not confirmed by studies from Hannöver et al </text:span><text:reference-mark-start text:name="ZOTERO_ITEM CSL_CITATION {&quot;citationID&quot;:&quot;21ohtiulag&quot;,&quot;properties&quot;:{&quot;formattedCitation&quot;:&quot;(2002)&quot;,&quot;plainCitation&quot;:&quot;(2002)&quot;},&quot;citationItems&quot;:[{&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suppress-author&quot;:true}],&quot;schema&quot;:&quot;https://github.com/citation-style-language/schema/raw/master/csl-citation.json&quot;} RND5c9W6TV50U"/><text:span text:style-name="T113">(2002)</text:span><text:reference-mark-end text:name="ZOTERO_ITEM CSL_CITATION {&quot;citationID&quot;:&quot;21ohtiulag&quot;,&quot;properties&quot;:{&quot;formattedCitation&quot;:&quot;(2002)&quot;,&quot;plainCitation&quot;:&quot;(2002)&quot;},&quot;citationItems&quot;:[{&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suppress-author&quot;:true}],&quot;schema&quot;:&quot;https://github.com/citation-style-language/schema/raw/master/csl-citation.json&quot;} RND5c9W6TV50U"/><text:span text:style-name="T113"> and Defuentes-Merillas et al </text:span><text:reference-mark-start text:name="ZOTERO_ITEM CSL_CITATION {&quot;citationID&quot;:&quot;lcbgb9aiu&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TRFRc2skgh"/><text:span text:style-name="T113">(2002)</text:span><text:reference-mark-end text:name="ZOTERO_ITEM CSL_CITATION {&quot;citationID&quot;:&quot;lcbgb9aiu&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TRFRc2skgh"/><text:span text:style-name="T113">, that found a two component structure </text:span><text:span text:style-name="T115">(</text:span><text:span text:style-name="T113">precontemplation </text:span><text:span text:style-name="T115">+</text:span><text:span text:style-name="T113"> contemplation; </text:span><text:span text:style-name="T111">and</text:span><text:span text:style-name="T113"> action</text:span><text:span text:style-name="T115">)</text:span><text:span text:style-name="T113">. These later two studies, divided the component one </text:span><text:span text:style-name="T110">items </text:span><text:span text:style-name="T113">by </text:span><text:span text:style-name="T110">its </text:span><text:span text:style-name="T111">loading </text:span><text:span text:style-name="T113">signals </text:span><text:span text:style-name="T111">and scored the scale following the original study.</text:span></text:p>
      <text:p text:style-name="Text_20_body"><text:span text:style-name="T111">Two studies using </text:span><text:span text:style-name="T114">c</text:span><text:span text:style-name="T111">onfirmatory </text:span><text:span text:style-name="T114">f</text:span><text:span text:style-name="T111">actors </text:span><text:span text:style-name="T114">a</text:span><text:span text:style-name="T111">naly</text:span><text:span text:style-name="T114">ze</text:span><text:span text:style-name="T111">s </text:span><text:span text:style-name="T114">reached</text:span><text:span text:style-name="T111"> different results. Budd and Rollnick </text:span><text:reference-mark-start text:name="ZOTERO_ITEM CSL_CITATION {&quot;citationID&quot;:&quot;fosmt2525&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ngfvpNVozC"/><text:span text:style-name="T111">(1996)</text:span><text:reference-mark-end text:name="ZOTERO_ITEM CSL_CITATION {&quot;citationID&quot;:&quot;fosmt2525&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ngfvpNVozC"/><text:span text:style-name="T112"> </text:span><text:span text:style-name="T111">found poor fit indexes for the 3 factor model </text:span><text:span text:style-name="T112">treating them as correlated </text:span><text:span text:style-name="T111">and proposed </text:span><text:span text:style-name="T112">as an alternative an</text:span><text:span text:style-name="T111"> one factor model</text:span><text:span text:style-name="T112"> that measures readiness to change</text:span><text:span text:style-name="T111">. On the other hand, Forsberg et al. </text:span><text:reference-mark-start text:name="ZOTERO_ITEM CSL_CITATION {&quot;citationID&quot;:&quot;25trqn2m4u&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ZSbmNWYJ9H"/><text:span text:style-name="T111">(2003)</text:span><text:reference-mark-end text:name="ZOTERO_ITEM CSL_CITATION {&quot;citationID&quot;:&quot;25trqn2m4u&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ZSbmNWYJ9H"/><text:span text:style-name="T111"> found that the 1 factor model had a poor fit </text:span><text:span text:style-name="T112">(RMSEA = .12; CFI = .83)</text:span><text:span text:style-name="T111"> and the 3 factor solution had a better fit </text:span><text:span text:style-name="T112">(RMSEA = .06; CFI = .96)</text:span><text:span text:style-name="T111">.</text:span></text:p>
      <text:p text:style-name="P22"><text:span text:style-name="T109">However, m</text:span><text:span text:style-name="T108">ost of the RCQ validation studies have used the the method of principal components </text:span><text:soft-page-break/><text:span text:style-name="T108">analysis</text:span><text:reference-mark-start text:name="ZOTERO_ITEM CSL_CITATION {&quot;citationID&quot;:&quot;2gv6l5vlt8&quot;,&quot;properties&quot;:{&quot;formattedCitation&quot;:&quot;{\\rtf (Defuentes-Merillas et al., 2002; Hann\\uc0\\u246{}ver et al., 2002; Rodr\\uc0\\u237{}guez-Martos et al., 2000; Rollnick et al., 1992)}&quot;,&quot;plainCitation&quot;:&quot;(Defuentes-Merillas et al., 2002; Hannöver et al., 2002;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e36W6NULlt"/><text:span text:style-name="T138">(Defuentes-Merillas et al., 2002; Hann</text:span><text:span text:style-name="T132">över et al., 2002; Rodríguez-Martos et al., 2000; Rollnick et al., 1992)</text:span><text:reference-mark-end text:name="ZOTERO_ITEM CSL_CITATION {&quot;citationID&quot;:&quot;2gv6l5vlt8&quot;,&quot;properties&quot;:{&quot;formattedCitation&quot;:&quot;{\\rtf (Defuentes-Merillas et al., 2002; Hann\\uc0\\u246{}ver et al., 2002; Rodr\\uc0\\u237{}guez-Martos et al., 2000; Rollnick et al., 1992)}&quot;,&quot;plainCitation&quot;:&quot;(Defuentes-Merillas et al., 2002; Hannöver et al., 2002;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e36W6NULlt"/><text:span text:style-name="T108">. The principal component analysis is not the most appropriated method to study the factorial structure of scales as pointed out by </text:span><text:span text:style-name="T109">Fabrigar, Wegener, MacCallum and Stragan </text:span><text:reference-mark-start text:name="ZOTERO_ITEM CSL_CITATION {&quot;citationID&quot;:&quot;81f46na80&quot;,&quot;properties&quot;:{&quot;formattedCitation&quot;:&quot;(1999)&quot;,&quot;plainCitation&quot;:&quot;(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uppress-author&quot;:true}],&quot;schema&quot;:&quot;https://github.com/citation-style-language/schema/raw/master/csl-citation.json&quot;} RND0nxEXyUHV6"/><text:span text:style-name="T109">(1999)</text:span><text:reference-mark-end text:name="ZOTERO_ITEM CSL_CITATION {&quot;citationID&quot;:&quot;81f46na80&quot;,&quot;properties&quot;:{&quot;formattedCitation&quot;:&quot;(1999)&quot;,&quot;plainCitation&quot;:&quot;(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uppress-author&quot;:true}],&quot;schema&quot;:&quot;https://github.com/citation-style-language/schema/raw/master/csl-citation.json&quot;} RND0nxEXyUHV6"/><text:span text:style-name="T109">. Moreover, the RCQ studies used Pearson's correlations, which are not recommended to deal with polytomous items</text:span><text:span text:style-name="T139"> </text:span><text:reference-mark-start text:name="ZOTERO_ITEM CSL_CITATION {&quot;citationID&quot;:&quot;267rjr2418&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573,&quot;uris&quot;:[&quot;http://zotero.org/users/615579/items/3GCHXFBJ&quot;],&quot;uri&quot;:[&quot;http://zotero.org/users/615579/items/3GCHXFBJ&quot;],&quot;itemData&quot;:{&quot;id&quot;:573,&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Yi3GhaRh8x"/><text:span text:style-name="T139">(Holgado</text:span><text:span text:style-name="T132">–Tello, Chacón–Moscoso, Barbero–García, &amp; Vila–Abad, 2010)</text:span><text:reference-mark-end text:name="ZOTERO_ITEM CSL_CITATION {&quot;citationID&quot;:&quot;267rjr2418&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573,&quot;uris&quot;:[&quot;http://zotero.org/users/615579/items/3GCHXFBJ&quot;],&quot;uri&quot;:[&quot;http://zotero.org/users/615579/items/3GCHXFBJ&quot;],&quot;itemData&quot;:{&quot;id&quot;:573,&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Yi3GhaRh8x"/><text:span text:style-name="T109">. To overcome these caveats, we propose the use of polychoric correlations and the use of factorial analysis in this study.</text:span></text:p>
      <text:p text:style-name="P23"><text:span text:style-name="T105">For </text:span><text:span text:style-name="T115">its </text:span><text:span text:style-name="T117">short </text:span><text:span text:style-name="T115">length and reasonable psychometric properties</text:span><text:span text:style-name="T106">, RCQ-12 was included as an instrument in the Drinkless intervention </text:span><text:span text:style-name="T115">to classify </text:span><text:span text:style-name="T117">its users</text:span><text:span text:style-name="T115"> into the stages of change</text:span><text:span text:style-name="T106">. We aimed in this study: (1) t</text:span><text:span text:style-name="T107">o evaluate the psychometric properties of the Brazilian Portuguese version of </text:span><text:span text:style-name="T65">“Readiness to change questionnaire” (RCQ); </text:span><text:span text:style-name="T106">(2) to c</text:span><text:span text:style-name="T86">ompare the factorial structure found </text:span><text:span text:style-name="T92">in the </text:span><text:span text:style-name="T115">first </text:span><text:span text:style-name="T92">objective</text:span><text:span text:style-name="T86"> with models proposed by literature using </text:span><text:span text:style-name="T92">a </text:span><text:span text:style-name="T86">confirmatory factor analysis; </text:span><text:span text:style-name="T106">and</text:span><text:span text:style-name="T86"> </text:span><text:span text:style-name="T106">(3) to create a more appropriate score that can be used in future comparisons among Drinkless versions.</text:span></text:p>
      <text:h text:style-name="P33" text:outline-level="1">Methods</text:h>
      <text:h text:style-name="P37" text:outline-level="2">Sample characteristics</text:h>
      <text:p text:style-name="P7"><text:span text:style-name="T118">We invited to enroll in the study users from the web-based intervention “</text:span><text:span text:style-name="T9">Beber Menos</text:span><text:span text:style-name="T118">” (Drink less, </text:span><text:a xlink:type="simple" xlink:href="http://www.bebermenos.org.br/"><text:span text:style-name="T118">www.bebermenos.org.br</text:span></text:a><text:span text:style-name="T118">) from 10/21/2013 to 03/11/2014. The Drinkless intervention is a fully automated web-based intervention developed and maintained by the World Health Organization. The original Dutch version </text:span><text:span text:style-name="T147">(insert citations of Riper here)</text:span><text:span text:style-name="T118"> was translated into Portuguese, Spanish, Russian, Hindi, and English. During this period, the Brazilian version received 29,386 visits. Each user has viewed on average 4,38 pages and spent 5 minutes on the website. To recruit users, we sent an email to approximately 100,000 health professionals in Brazil asking them to share the intervention link with their patients. One thousand thirty-six persons filled out the questionnaires. From these, 641 participants consented to participate in the research and filled up all the RCQ items. From the 641 included in analyses, 51.6% were males and 48.4% females. The age ranged from 19 to 73 years (M = 39.5, SD </text:span><text:span text:style-name="T1">±</text:span><text:span text:style-name="T2"> 10.</text:span><text:span text:style-name="T4">3</text:span><text:span text:style-name="T2">). </text:span><text:span text:style-name="T3">The sample characteristics are described in table 1.</text:span></text:p>
      <text:h text:style-name="P38" text:outline-level="2">Instruments</text:h>
      <text:p text:style-name="P8"><text:span text:style-name="T119">Demographic Questionnaire</text:span> – <text:span text:style-name="T119">with questions about sex, age, employment status, educational level, and region of living.</text:span></text:p>
      <text:p text:style-name="P11"><text:span text:style-name="T13">The Alcohol Use Disorders Identification Test </text:span><text:span text:style-name="T12">(AUDIT) </text:span><text:span text:style-name="T10">– is a 10-item questionnaire used to identify and classify users into alcohol consumption zones - no risk, low risk, high risk, and </text:span><text:soft-page-break/><text:span text:style-name="T10">dependence. Developed by World Health Organization, AUDIT is used as a screening tool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29,&quot;uris&quot;:[&quot;http://zotero.org/users/615579/items/ESQDJXE8&quot;],&quot;uri&quot;:[&quot;http://zotero.org/users/615579/items/ESQDJXE8&quot;],&quot;itemData&quot;:{&quot;id&quot;:529,&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559,&quot;uris&quot;:[&quot;http://zotero.org/users/615579/items/59NJQGEU&quot;],&quot;uri&quot;:[&quot;http://zotero.org/users/615579/items/59NJQGEU&quot;],&quot;itemData&quot;:{&quot;id&quot;:559,&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500,&quot;uris&quot;:[&quot;http://zotero.org/users/615579/items/JXU9IXZA&quot;],&quot;uri&quot;:[&quot;http://zotero.org/users/615579/items/JXU9IXZA&quot;],&quot;itemData&quot;:{&quot;id&quot;:500,&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0DbaBSL09c"/><text:span text:style-name="T10">(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29,&quot;uris&quot;:[&quot;http://zotero.org/users/615579/items/ESQDJXE8&quot;],&quot;uri&quot;:[&quot;http://zotero.org/users/615579/items/ESQDJXE8&quot;],&quot;itemData&quot;:{&quot;id&quot;:529,&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559,&quot;uris&quot;:[&quot;http://zotero.org/users/615579/items/59NJQGEU&quot;],&quot;uri&quot;:[&quot;http://zotero.org/users/615579/items/59NJQGEU&quot;],&quot;itemData&quot;:{&quot;id&quot;:559,&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500,&quot;uris&quot;:[&quot;http://zotero.org/users/615579/items/JXU9IXZA&quot;],&quot;uri&quot;:[&quot;http://zotero.org/users/615579/items/JXU9IXZA&quot;],&quot;itemData&quot;:{&quot;id&quot;:500,&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0DbaBSL09c"/><text:span text:style-name="T10">. The audit score is computed as a simply sum of items. Scores fewer than 7, indicate low risk use; between 7 and 15, risk user; between 16 and 19, high risk and above 20, suggestive dependence.</text:span></text:p>
      <text:p text:style-name="P4"><text:span text:style-name="T64">Readiness</text:span><text:span text:style-name="T63"> to change questionnaire</text:span><text:span text:style-name="T65"> (RCQ-12) – used to classify alcohol users in three stages of changes: precontemplation, contemplation and action. The RCQ-12 was created by Rollnick, Heather, Gold &amp; Hall </text:span><text:reference-mark-start text:name="ZOTERO_ITEM CSL_CITATION {&quot;citationID&quot;:&quot;qo99s8fkk&quot;,&quot;properties&quot;:{&quot;formattedCitation&quot;:&quot;(Rollnick et al., 1992)&quot;,&quot;plainCitation&quot;:&quot;(Rollnick et a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BqxJK89ZYb"/><text:span text:style-name="T65">(Rollnick et al., 1992)</text:span><text:reference-mark-end text:name="ZOTERO_ITEM CSL_CITATION {&quot;citationID&quot;:&quot;qo99s8fkk&quot;,&quot;properties&quot;:{&quot;formattedCitation&quot;:&quot;(Rollnick et al., 1992)&quot;,&quot;plainCitation&quot;:&quot;(Rollnick et a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BqxJK89ZYb"/><text:span text:style-name="T65">, and has 12 items </text:span><text:span text:style-name="T85">answered</text:span><text:span text:style-name="T65"> in a 5-point Likert scale which ranges from “Strongly disagree” (-2) to “Strongly agree” (+2). </text:span><text:span text:style-name="T82">The s</text:span><text:span text:style-name="T65">cores are obtained using a simple sum of the items </text:span><text:span text:style-name="T95">from each stage – Precontemplation: 3,4,8,9; contemplation: 1,5,10,12; and, action: 2,6,7,11</text:span><text:span text:style-name="T65">. </text:span><text:span text:style-name="T95">The person is classify in the stage with larger scores. In case of ties, the the person is classified using the advance stage. </text:span><text:span text:style-name="T65">As </text:span><text:span text:style-name="T67">Defuentes-Merillas et al. </text:span><text:reference-mark-start text:name="ZOTERO_ITEM CSL_CITATION {&quot;citationID&quot;:&quot;se76m2ius&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jEqeBkvVXb"/><text:span text:style-name="T67">(2002)</text:span><text:reference-mark-end text:name="ZOTERO_ITEM CSL_CITATION {&quot;citationID&quot;:&quot;se76m2ius&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jEqeBkvVXb"/><text:span text:style-name="T67"> </text:span><text:span text:style-name="T68">proposed in the Dutch </text:span><text:span text:style-name="T79">validation </text:span><text:span text:style-name="T80">study</text:span><text:span text:style-name="T67">, </text:span><text:span text:style-name="T68">n</text:span><text:span text:style-name="T65">egative items were </text:span><text:span text:style-name="T94">re</text:span><text:span text:style-name="T65">written in a positive format to </text:span><text:span text:style-name="T87">enhance</text:span><text:span text:style-name="T65"> </text:span><text:span text:style-name="T87">comprehension</text:span><text:span text:style-name="T65"> </text:span><text:span text:style-name="T82">by respondents.</text:span></text:p>
      <text:p text:style-name="P4"/>
      <text:p text:style-name="P5"><text:span text:style-name="T82">&lt;</text:span><text:span text:style-name="T62">PAREI AQUI&gt;</text:span></text:p>
      <text:h text:style-name="P43" text:outline-level="2"><text:span text:style-name="T83">P</text:span><text:span text:style-name="T62">rocedures</text:span></text:h>
      <text:p text:style-name="P12"><text:span text:style-name="T82">T</text:span><text:span text:style-name="T62">he </text:span><text:span text:style-name="T88">E</text:span><text:span text:style-name="T62">nglish version of </text:span><text:span text:style-name="T88">Readiness</text:span><text:span text:style-name="T62"> to change questionnaire (RCQ-12) was translated by the authors in Portuguese and made available in Brazilian version of the Drinkless ehealth intervention. Drinkless is an electronic screening, brief intervention and referral to treatment (e-SBIRT) developed by World Health Organization. The Drinkless </text:span><text:span text:style-name="T88">intervention </text:span><text:span text:style-name="T62">is also available in English, Spanish, Hindi </text:span><text:span text:style-name="T88">and </text:span><text:span text:style-name="T62">Belorussian. </text:span><text:span text:style-name="T82">The RCQ-12 was included as part of the program. After enrol</text:span><text:span text:style-name="T62">l</text:span><text:span text:style-name="T82">ment, users were invited to participate </text:span><text:span text:style-name="T62">in the study</text:span><text:span text:style-name="T82">. </text:span><text:span text:style-name="T62">Participants who agreed </text:span><text:span text:style-name="T82">filled up the questionnaires. After that, </text:span><text:span text:style-name="T62">w</text:span><text:span text:style-name="T82">e extracted data </text:span><text:span text:style-name="T62">and </text:span><text:span text:style-name="T82">then analy</text:span><text:span text:style-name="T116">z</text:span><text:span text:style-name="T62">ed.</text:span><text:span text:style-name="T82"> All procedures were approved by </text:span><text:span text:style-name="T88">the</text:span><text:span text:style-name="T82"> Institutional Review Board </text:span><text:span text:style-name="T88">of</text:span><text:span text:style-name="T82"> </text:span><text:span text:style-name="T64">Universidade Federal de São Paulo</text:span><text:span text:style-name="T82">.</text:span></text:p>
      <text:h text:style-name="P39" text:outline-level="2">Data analy<text:span text:style-name="T144">sis</text:span></text:h>
      <text:p text:style-name="P21"><text:span text:style-name="T84">We extract data using a R script. After extraction, we </text:span><text:span text:style-name="T88">merged</text:span><text:span text:style-name="T84"> the tables </text:span><text:span text:style-name="T88">with sociodemographic information, AUDIT and RCQ </text:span><text:span text:style-name="T84">using a primary identifier. Later on, we conducted </text:span><text:span text:style-name="T95">descriptive</text:span><text:span text:style-name="T84"> analysis on demographic variables and items of RCQ-12. </text:span><text:span text:style-name="T88">To perform the exploratory and confirmatory factor analysis, we divided the data </text:span><text:span text:style-name="T90">from participants</text:span><text:span text:style-name="T88"> randomly into two halves. </text:span></text:p>
      <text:list xml:id="list8334150490590349643" text:style-name="L2">
        <text:list-item>
          <text:p text:style-name="P6"><text:span text:style-name="T89">E</text:span><text:span text:style-name="T88">xploratory factor analysis - </text:span><text:span text:style-name="T84">we checked sampling adequacy using </text:span><text:span text:style-name="T66">Kaiser-Meyer-Olkin </text:span><text:span text:style-name="T69">(KMO) </text:span><text:span text:style-name="T70">and Bartlett test. To identify the number of </text:span><text:span text:style-name="T71">factors</text:span><text:span text:style-name="T70">, we used the </text:span><text:span text:style-name="T71">method of </text:span><text:span text:style-name="T70">parallel analysis </text:span><text:reference-mark-start text:name="ZOTERO_ITEM CSL_CITATION {&quot;citationID&quot;:&quot;j5fkum8ll&quot;,&quot;properties&quot;:{&quot;formattedCitation&quot;:&quot;(Horn, 1965)&quot;,&quot;plainCitation&quot;:&quot;(Horn, 1965)&quot;},&quot;citationItems&quot;:[{&quot;id&quot;:1136,&quot;uris&quot;:[&quot;http://zotero.org/users/615579/items/NHQDSR62&quot;],&quot;uri&quot;:[&quot;http://zotero.org/users/615579/items/NHQDSR62&quot;],&quot;itemData&quot;:{&quot;id&quot;:1136,&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4oWC9AfTZ4"/><text:span text:style-name="T71">(Horn, 1965)</text:span><text:reference-mark-end text:name="ZOTERO_ITEM CSL_CITATION {&quot;citationID&quot;:&quot;j5fkum8ll&quot;,&quot;properties&quot;:{&quot;formattedCitation&quot;:&quot;(Horn, 1965)&quot;,&quot;plainCitation&quot;:&quot;(Horn, 1965)&quot;},&quot;citationItems&quot;:[{&quot;id&quot;:1136,&quot;uris&quot;:[&quot;http://zotero.org/users/615579/items/NHQDSR62&quot;],&quot;uri&quot;:[&quot;http://zotero.org/users/615579/items/NHQDSR62&quot;],&quot;itemData&quot;:{&quot;id&quot;:1136,&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4oWC9AfTZ4"/><text:span text:style-name="T70"> </text:span><text:span text:style-name="T73">with polychoric correlations</text:span><text:span text:style-name="T74"> </text:span><text:span text:style-name="T71">as suggested by</text:span><text:span text:style-name="T73"> Garrido, Abad &amp; </text:span><text:soft-page-break/><text:span text:style-name="T73">Ponsoda </text:span><text:reference-mark-start text:name="ZOTERO_ITEM CSL_CITATION {&quot;citationID&quot;:&quot;1qqi5hogr7&quot;,&quot;properties&quot;:{&quot;formattedCitation&quot;:&quot;(2013)&quot;,&quot;plainCitation&quot;:&quot;(2013)&quot;},&quot;citationItems&quot;:[{&quot;id&quot;:602,&quot;uris&quot;:[&quot;http://zotero.org/users/615579/items/QTICFV3I&quot;],&quot;uri&quot;:[&quot;http://zotero.org/users/615579/items/QTICFV3I&quot;],&quot;itemData&quot;:{&quot;id&quot;:602,&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HLwQItQtcp"/><text:span text:style-name="T73">(2013)</text:span><text:reference-mark-end text:name="ZOTERO_ITEM CSL_CITATION {&quot;citationID&quot;:&quot;1qqi5hogr7&quot;,&quot;properties&quot;:{&quot;formattedCitation&quot;:&quot;(2013)&quot;,&quot;plainCitation&quot;:&quot;(2013)&quot;},&quot;citationItems&quot;:[{&quot;id&quot;:602,&quot;uris&quot;:[&quot;http://zotero.org/users/615579/items/QTICFV3I&quot;],&quot;uri&quot;:[&quot;http://zotero.org/users/615579/items/QTICFV3I&quot;],&quot;itemData&quot;:{&quot;id&quot;:602,&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HLwQItQtcp"/><text:span text:style-name="T70"> </text:span><text:span text:style-name="T72">a</text:span><text:span text:style-name="T70">nd the method of Very Simple Structured (VSS)</text:span><text:reference-mark-start text:name="ZOTERO_ITEM CSL_CITATION {&quot;citationID&quot;:&quot;minfe3nru&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ag1n2Hj6LW"/><text:span text:style-name="T70">(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ag1n2Hj6LW"/><text:span text:style-name="T70">. We conducted the </text:span><text:span text:style-name="T72">factor analysis using polychoric correlations with the oblique rotation </text:span><text:span text:style-name="T70">“</text:span><text:span text:style-name="T72">Oblimin</text:span><text:span text:style-name="T70">”. </text:span><text:span text:style-name="T72">This analysis is seem as more appropriated to study the underlying structure of the questionnaire </text:span><text:reference-mark-start text:name="ZOTERO_ITEM CSL_CITATION {&quot;citationID&quot;:&quot;265d0abb76&quot;,&quot;properties&quot;:{&quot;formattedCitation&quot;:&quot;(Fabrigar et al., 1999)&quot;,&quot;plainCitation&quot;:&quot;(Fabrigar et al., 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B9XiIABBaE"/><text:span text:style-name="T72">(Fabrigar et al., 1999)</text:span><text:reference-mark-end text:name="ZOTERO_ITEM CSL_CITATION {&quot;citationID&quot;:&quot;265d0abb76&quot;,&quot;properties&quot;:{&quot;formattedCitation&quot;:&quot;(Fabrigar et al., 1999)&quot;,&quot;plainCitation&quot;:&quot;(Fabrigar et al., 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B9XiIABBaE"/><text:span text:style-name="T72">. </text:span><text:span text:style-name="T78">It also allows the use of fit ind</text:span><text:span text:style-name="T81">ex</text:span><text:span text:style-name="T78"> </text:span><text:span text:style-name="T74">Tucker-Lewis Index (TLI) </text:span><text:span text:style-name="T78">and residuals inspection with the </text:span><text:span text:style-name="T74">root mean square error of approximation (RMSEA). </text:span><text:span text:style-name="T70">Cronbach's alpha </text:span><text:reference-mark-start text:name="ZOTERO_ITEM CSL_CITATION {&quot;citationID&quot;:&quot;27g96ugsh4&quot;,&quot;properties&quot;:{&quot;formattedCitation&quot;:&quot;(Cronbach, 1951)&quot;,&quot;plainCitation&quot;:&quot;(Cronbach, 1951)&quot;},&quot;citationItems&quot;:[{&quot;id&quot;:337,&quot;uris&quot;:[&quot;http://zotero.org/users/615579/items/QPJB2URS&quot;],&quot;uri&quot;:[&quot;http://zotero.org/users/615579/items/QPJB2URS&quot;],&quot;itemData&quot;:{&quot;id&quot;:337,&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RBJXZ9RSCX"/><text:span text:style-name="T70">(Cronbach, 1951)</text:span><text:reference-mark-end text:name="ZOTERO_ITEM CSL_CITATION {&quot;citationID&quot;:&quot;27g96ugsh4&quot;,&quot;properties&quot;:{&quot;formattedCitation&quot;:&quot;(Cronbach, 1951)&quot;,&quot;plainCitation&quot;:&quot;(Cronbach, 1951)&quot;},&quot;citationItems&quot;:[{&quot;id&quot;:337,&quot;uris&quot;:[&quot;http://zotero.org/users/615579/items/QPJB2URS&quot;],&quot;uri&quot;:[&quot;http://zotero.org/users/615579/items/QPJB2URS&quot;],&quot;itemData&quot;:{&quot;id&quot;:337,&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RBJXZ9RSCX"/><text:span text:style-name="T70"> was used </text:span><text:span text:style-name="T81">as an indicator of </text:span><text:span text:style-name="T73">reliability</text:span><text:span text:style-name="T70">. All analysis were performed </text:span><text:span text:style-name="T73">using the </text:span><text:span text:style-name="T70">R </text:span><text:span text:style-name="T78">language </text:span><text:reference-mark-start text:name="ZOTERO_ITEM CSL_CITATION {&quot;citationID&quot;:&quot;1icr913nbu&quot;,&quot;properties&quot;:{&quot;formattedCitation&quot;:&quot;(R Development Core Team, 2014)&quot;,&quot;plainCitation&quot;:&quot;(R Development Core Team, 2014)&quot;},&quot;citationItems&quot;:[{&quot;id&quot;:628,&quot;uris&quot;:[&quot;http://zotero.org/users/615579/items/W7BJTTIC&quot;],&quot;uri&quot;:[&quot;http://zotero.org/users/615579/items/W7BJTTIC&quot;],&quot;itemData&quot;:{&quot;id&quot;:628,&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sVPOHiAtUg"/><text:span text:style-name="T70">(R Development Core Team, 2014)</text:span><text:reference-mark-end text:name="ZOTERO_ITEM CSL_CITATION {&quot;citationID&quot;:&quot;1icr913nbu&quot;,&quot;properties&quot;:{&quot;formattedCitation&quot;:&quot;(R Development Core Team, 2014)&quot;,&quot;plainCitation&quot;:&quot;(R Development Core Team, 2014)&quot;},&quot;citationItems&quot;:[{&quot;id&quot;:628,&quot;uris&quot;:[&quot;http://zotero.org/users/615579/items/W7BJTTIC&quot;],&quot;uri&quot;:[&quot;http://zotero.org/users/615579/items/W7BJTTIC&quot;],&quot;itemData&quot;:{&quot;id&quot;:628,&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sVPOHiAtUg"/><text:span text:style-name="T120"> </text:span><text:span text:style-name="T78">and the </text:span><text:span text:style-name="T120">package “psych” </text:span><text:reference-mark-start text:name="ZOTERO_ITEM CSL_CITATION {&quot;citationID&quot;:&quot;1073iq6igd&quot;,&quot;properties&quot;:{&quot;formattedCitation&quot;:&quot;(Revelle, 2014)&quot;,&quot;plainCitation&quot;:&quot;(Revelle, 2014)&quot;},&quot;citationItems&quot;:[{&quot;id&quot;:1193,&quot;uris&quot;:[&quot;http://zotero.org/users/615579/items/PJSQ6TV8&quot;],&quot;uri&quot;:[&quot;http://zotero.org/users/615579/items/PJSQ6TV8&quot;],&quot;itemData&quot;:{&quot;id&quot;:1193,&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SydS7E8PMU"/><text:span text:style-name="T120">(Revelle, 2014)</text:span><text:reference-mark-end text:name="ZOTERO_ITEM CSL_CITATION {&quot;citationID&quot;:&quot;1073iq6igd&quot;,&quot;properties&quot;:{&quot;formattedCitation&quot;:&quot;(Revelle, 2014)&quot;,&quot;plainCitation&quot;:&quot;(Revelle, 2014)&quot;},&quot;citationItems&quot;:[{&quot;id&quot;:1193,&quot;uris&quot;:[&quot;http://zotero.org/users/615579/items/PJSQ6TV8&quot;],&quot;uri&quot;:[&quot;http://zotero.org/users/615579/items/PJSQ6TV8&quot;],&quot;itemData&quot;:{&quot;id&quot;:1193,&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SydS7E8PMU"/>.</text:p>
        </text:list-item>
        <text:list-item>
          <text:p text:style-name="P1"><text:span text:style-name="T121">Confirmatory factor analysis – we compared the fit indices for the three models evaluated by Forsberg, Halldin and Wennberg </text:span><text:reference-mark-start text:name="ZOTERO_ITEM CSL_CITATION {&quot;citationID&quot;:&quot;1vmi8c1qid&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s6WaoHmAzd"/><text:span text:style-name="T121">(2003)</text:span><text:reference-mark-end text:name="ZOTERO_ITEM CSL_CITATION {&quot;citationID&quot;:&quot;1vmi8c1qid&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s6WaoHmAzd"/>: <text:span text:style-name="T145">1-factor solution; 3-factors ortogonal, and 3-factors correlated. Additionally, we included the 2 factor model proposed in the exploratory factor analysis. The fit indices used for comparisions were the Comparative Fit Index (CFI) where values greater than .90 indicated good fit. Akaike Information Criterion (AIC) and Bayesian Information Criterion (BIC) were also used, where lower values indicate better model. To check the adjustment of the model, we inspected the residuals using the root mean square error of approximation (RMSEA) considering as a good model those with values lower than .08 </text:span><text:reference-mark-start text:name="ZOTERO_ITEM CSL_CITATION {&quot;citationID&quot;:&quot;26q8d5ut0d&quot;,&quot;properties&quot;:{&quot;formattedCitation&quot;:&quot;(Brown, 2006)&quot;,&quot;plainCitation&quot;:&quot;(Brown, 2006)&quot;},&quot;citationItems&quot;:[{&quot;id&quot;:605,&quot;uris&quot;:[&quot;http://zotero.org/users/615579/items/XXCRCNH6&quot;],&quot;uri&quot;:[&quot;http://zotero.org/users/615579/items/XXCRCNH6&quot;],&quot;itemData&quot;:{&quot;id&quot;:605,&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Ko3dGpetuL"/><text:span text:style-name="T145">(Brown, 2006)</text:span><text:reference-mark-end text:name="ZOTERO_ITEM CSL_CITATION {&quot;citationID&quot;:&quot;26q8d5ut0d&quot;,&quot;properties&quot;:{&quot;formattedCitation&quot;:&quot;(Brown, 2006)&quot;,&quot;plainCitation&quot;:&quot;(Brown, 2006)&quot;},&quot;citationItems&quot;:[{&quot;id&quot;:605,&quot;uris&quot;:[&quot;http://zotero.org/users/615579/items/XXCRCNH6&quot;],&quot;uri&quot;:[&quot;http://zotero.org/users/615579/items/XXCRCNH6&quot;],&quot;itemData&quot;:{&quot;id&quot;:605,&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Ko3dGpetuL"/><text:span text:style-name="T145">. Analysis were performed using the R package lavaan </text:span><text:reference-mark-start text:name="ZOTERO_ITEM CSL_CITATION {&quot;citationID&quot;:&quot;2fv3ih7e3t&quot;,&quot;properties&quot;:{&quot;formattedCitation&quot;:&quot;(Rosseel, 2012)&quot;,&quot;plainCitation&quot;:&quot;(Rosseel, 2012)&quot;},&quot;citationItems&quot;:[{&quot;id&quot;:463,&quot;uris&quot;:[&quot;http://zotero.org/users/615579/items/39PEVZXT&quot;],&quot;uri&quot;:[&quot;http://zotero.org/users/615579/items/39PEVZXT&quot;],&quot;itemData&quot;:{&quot;id&quot;:463,&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ACM6J1XIXe"/><text:span text:style-name="T145">(Rosseel, 2012)</text:span><text:reference-mark-end text:name="ZOTERO_ITEM CSL_CITATION {&quot;citationID&quot;:&quot;2fv3ih7e3t&quot;,&quot;properties&quot;:{&quot;formattedCitation&quot;:&quot;(Rosseel, 2012)&quot;,&quot;plainCitation&quot;:&quot;(Rosseel, 2012)&quot;},&quot;citationItems&quot;:[{&quot;id&quot;:463,&quot;uris&quot;:[&quot;http://zotero.org/users/615579/items/39PEVZXT&quot;],&quot;uri&quot;:[&quot;http://zotero.org/users/615579/items/39PEVZXT&quot;],&quot;itemData&quot;:{&quot;id&quot;:463,&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ACM6J1XIXe"/><text:span text:style-name="T145">. Modification indices were</text:span><text:span text:style-name="T90"> </text:span><text:span text:style-name="T91">used to improve the final model fit. </text:span><text:span text:style-name="T93">The script of analysis and the data are available in this link: </text:span><office:annotation office:name="__Fieldmark__1445_1517460099"><dc:creator>Unknown Author</dc:creator><dc:date>2014-07-19T10:51:25</dc:date><text:list text:style-name=""><text:list-item><text:p>Insert link of our github repo here</text:p></text:list-item></text:list></office:annotation><text:span text:style-name="T93">(insert link)</text:span><office:annotation-end office:name="__Fieldmark__1445_1517460099"/><text:span text:style-name="T93">.</text:span></text:p>
        </text:list-item>
      </text:list>
      <text:h text:style-name="P34" text:outline-level="1">Results</text:h>
      <text:h text:style-name="P42" text:outline-level="2">Exploratory factor analysis</text:h>
      <text:p text:style-name="P20"><text:span text:style-name="T75">The</text:span><text:span text:style-name="T76"> sample was considered adequate for factor extraction according to Kayser-Meyer-Olkin and Bartlett's test of homogeneity of variances </text:span><text:span text:style-name="T69">(KMO = 0,89 </text:span><text:span text:style-name="T77">and</text:span><text:span text:style-name="T69"> </text:span><text:span text:style-name="T27">Bartlett</text:span><text:span text:style-name="T28">'s</text:span><text:span text:style-name="T27"> </text:span><text:span text:style-name="T14">χ</text:span><text:span text:style-name="T59">2</text:span><text:span text:style-name="T27"> = </text:span><text:span text:style-name="T28">79.97</text:span><text:span text:style-name="T27">, p &lt; 0,001). </text:span><text:span text:style-name="T28">Either the parallel analysis and the very simple structure methods suggested the existence of </text:span><text:span text:style-name="T30">three</text:span><text:span text:style-name="T28"> factors </text:span><text:span text:style-name="T29">(Eigenvalues of original data: F1 = 5.92; F2 = 1.66; F3 = 0.26; Eigenvalues of simulated data = F1 = 0.84; F2 = 0.29; F3 = 0.24)</text:span><text:span text:style-name="T28">, </text:span><text:span text:style-name="T30">but due to the small amount between the </text:span><text:span text:style-name="T34">eigenvalues</text:span><text:span text:style-name="T30"> of simulated and original data, we chose the solution of two factors. </text:span></text:p>
      <text:p text:style-name="Text_20_body"><text:span text:style-name="T30">The results of the factor loadings are shown in Table 2. </text:span><text:span text:style-name="T31">The two factor model explained 68% of variance </text:span><text:span text:style-name="T32">and</text:span><text:span text:style-name="T31"> </text:span><text:span text:style-name="T32">t</text:span><text:span text:style-name="T31">he correlation between factors was .26. </text:span><text:span text:style-name="T36">T</text:span><text:span text:style-name="T35">he fit indexes were considered poor (TLI = .88; RMSEA = .13 - </text:span><text:span text:style-name="T33">CI</text:span><text:span text:style-name="T60">95%</text:span><text:span text:style-name="T33"> = .</text:span><text:span text:style-name="T35">123</text:span><text:span text:style-name="T33"> - .</text:span><text:span text:style-name="T35">143). </text:span><text:span text:style-name="T33">The overall Cronbach's alpha was .88 (CI</text:span><text:span text:style-name="T60">95%</text:span><text:span text:style-name="T33"> = .85 - .92). For the first and second factors, the alpha was .91 (CI</text:span><text:span text:style-name="T60">95%</text:span><text:span text:style-name="T33"> = .87 - .94) and .82 (CI</text:span><text:span text:style-name="T60">95%</text:span><text:span text:style-name="T33"> = .75 - .89) respectively.</text:span></text:p>
      <text:h text:style-name="P40" text:outline-level="2"><text:soft-page-break/><text:span text:style-name="T57">C</text:span><text:span text:style-name="T15">onfirmatory factor analysis</text:span></text:h>
      <text:p text:style-name="P14"><text:span text:style-name="T44">The three factor </text:span><text:span text:style-name="T48">correlated solution</text:span><text:span text:style-name="T44"> </text:span><text:span text:style-name="T48">was </text:span><text:span text:style-name="T44">not </text:span><text:span text:style-name="T45">converged</text:span><text:span text:style-name="T44"> due to the negative value covariance matrix of latent variables </text:span><text:span text:style-name="T48">indicating</text:span><text:span text:style-name="T45"> </text:span><text:span text:style-name="T47">lack of</text:span><text:span text:style-name="T45"> </text:span><text:span text:style-name="T47">fit</text:span><text:span text:style-name="T45">. </text:span><text:span text:style-name="T46">Either the 1-factor and the 2-factor models </text:span><text:span text:style-name="T47">showed</text:span><text:span text:style-name="T46"> bad fit indexes. </text:span><text:span text:style-name="T47">To find a better model, we changed </text:span><text:span text:style-name="T48">the items according to modification </text:span><text:span text:style-name="T50">indexes.</text:span><text:span text:style-name="T47"> The evaluation of the confirmatory models are described in table </text:span><text:span text:style-name="T43">3</text:span><text:span text:style-name="T47">. </text:span></text:p>
      <text:h text:style-name="P41" text:outline-level="2"><text:span text:style-name="T58">F</text:span><text:span text:style-name="T15">inal Scale</text:span></text:h>
      <text:p text:style-name="P13"><text:span text:style-name="T48">The </text:span><text:span text:style-name="T51">1-factor </text:span><text:span text:style-name="T48">improved model was constituted by items 1,4,8,10 and had a Cronbach's alpha value of .90 </text:span><text:span text:style-name="T49">(CI</text:span><text:span text:style-name="T61">95%</text:span><text:span text:style-name="T49"> = .</text:span><text:span text:style-name="T48">84</text:span><text:span text:style-name="T49"> - .</text:span><text:span text:style-name="T48">96</text:span><text:span text:style-name="T49">)</text:span><text:span text:style-name="T48">. </text:span><text:span text:style-name="T51">The </text:span><text:span text:style-name="T53">simple </text:span><text:span text:style-name="T51">score is made with the sum of the four items. The items 1 and 10 must be reverse coded </text:span><text:span text:style-name="T52">before</text:span><text:span text:style-name="T51"> sum</text:span><text:span text:style-name="T52">ming</text:span><text:span text:style-name="T51">. </text:span><text:span text:style-name="T54">The mean raw score was 3, standard deviation of 4.46, skewness <text:s/>-.94 and kurtosis .08.</text:span></text:p>
      <text:h text:style-name="Heading_20_1" text:outline-level="1"><text:span text:style-name="T31">D</text:span><text:span text:style-name="T26">iscussion</text:span></text:h>
      <text:p text:style-name="P19"><text:span text:style-name="T62">This is the first </text:span><text:span text:style-name="T96">validation study of Readiness to Change Questionnaire with</text:span><text:span text:style-name="T62"> </text:span><text:span text:style-name="T96">a sample of internet users </text:span><text:span text:style-name="T116">and that combined either exploratory and confirmatory approaches</text:span><text:span text:style-name="T96">. The number of factors suggested by either parallel analysis and</text:span><text:span text:style-name="T33"> </text:span><text:span text:style-name="T28">very simple structure </text:span><text:span text:style-name="T37">was different from the original study </text:span><text:reference-mark-start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Rollnick et al., 1992)<text:reference-mark-end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 <text:span text:style-name="T39">and </text:span><text:span text:style-name="T42">from </text:span><text:span text:style-name="T39">the Spanish version </text:span><text:reference-mark-start text:name="ZOTERO_ITEM CSL_CITATION {&quot;citationID&quot;:&quot;1cru658gvh&quot;,&quot;properties&quot;:{&quot;formattedCitation&quot;:&quot;{\\rtf (Rodr\\uc0\\u237{}guez-Martos et al., 2000)}&quot;,&quot;plainCitation&quot;:&quot;(Rodríguez-Martos et al., 2000)&quot;},&quot;citationItems&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HeDej3oKjR"/><text:span text:style-name="T134">(Rodr</text:span><text:span text:style-name="T132">íguez-Martos et al., 2000)</text:span><text:reference-mark-end text:name="ZOTERO_ITEM CSL_CITATION {&quot;citationID&quot;:&quot;1cru658gvh&quot;,&quot;properties&quot;:{&quot;formattedCitation&quot;:&quot;{\\rtf (Rodr\\uc0\\u237{}guez-Martos et al., 2000)}&quot;,&quot;plainCitation&quot;:&quot;(Rodríguez-Martos et al., 2000)&quot;},&quot;citationItems&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HeDej3oKjR"/><text:span text:style-name="T37">, that proposed a 3 factor model </text:span><text:span text:style-name="T38">using a principal component analysis with an orthogonal rotation. C</text:span><text:span text:style-name="T31">ontemplation and precontemplation seemed to constitute the same factor </text:span><text:span text:style-name="T38">as found in </text:span><text:span text:style-name="T42">the</text:span><text:span text:style-name="T38"> Dutch validation study, which also used a principal components approach</text:span><text:span text:style-name="T31"> </text:span><text:reference-mark-start text:name="ZOTERO_ITEM CSL_CITATION {&quot;citationID&quot;:&quot;2gl3j9ubk0&quot;,&quot;properties&quot;:{&quot;formattedCitation&quot;:&quot;(Defuentes-Merillas et al., 2002)&quot;,&quot;plainCitation&quot;:&quot;(Defuentes-Merillas et al., 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M3ORSBVslH"/><text:span text:style-name="T31">(Defuentes-Merillas et al., 2002)</text:span><text:reference-mark-end text:name="ZOTERO_ITEM CSL_CITATION {&quot;citationID&quot;:&quot;2gl3j9ubk0&quot;,&quot;properties&quot;:{&quot;formattedCitation&quot;:&quot;(Defuentes-Merillas et al., 2002)&quot;,&quot;plainCitation&quot;:&quot;(Defuentes-Merillas et al., 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M3ORSBVslH"/><text:span text:style-name="T33">. </text:span><text:span text:style-name="T41">Differently from Defuentes-Merillas et al. </text:span><text:reference-mark-start text:name="ZOTERO_ITEM CSL_CITATION {&quot;citationID&quot;:&quot;et121l349&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UyMS60pioe"/><text:span text:style-name="T41">(2002)</text:span><text:reference-mark-end text:name="ZOTERO_ITEM CSL_CITATION {&quot;citationID&quot;:&quot;et121l349&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UyMS60pioe"/><text:span text:style-name="T33">, </text:span><text:span text:style-name="T41">we preferred to treat the precontemplation and contemplation as one factor, once they had just negative loadings and did not constitute an separated factor.</text:span></text:p>
      <text:p text:style-name="P18"><text:span text:style-name="T33">A</text:span><text:span text:style-name="T39">lthough the two factor solution found in this study was comparable with the Dutch validation </text:span><text:span text:style-name="T40">which had</text:span><text:span text:style-name="T39"> good internal consistences and proportion of explained variances </text:span><text:span text:style-name="T41">(52.6%)</text:span><text:span text:style-name="T39">, the model estimates of exploratory factor analysis revealed poor fit indexes </text:span><text:span text:style-name="T35">(TLI = .88; RMSEA = .13 - </text:span><text:span text:style-name="T33">CI</text:span><text:span text:style-name="T60">95%</text:span><text:span text:style-name="T33"> = .</text:span><text:span text:style-name="T35">123</text:span><text:span text:style-name="T33"> - .</text:span><text:span text:style-name="T35">143)</text:span><text:span text:style-name="T39">. This fact led us to compare this two factor model to the other ones proposed in literature </text:span><text:reference-mark-start text:name="ZOTERO_ITEM CSL_CITATION {&quot;citationID&quot;:&quot;uedtu4eql&quot;,&quot;properties&quot;:{&quot;formattedCitation&quot;:&quot;(Budd &amp; Rollnick, 1996; Forsberg et al., 2003)&quot;,&quot;plainCitation&quot;:&quot;(Budd &amp; Rollnick, 1996; Forsberg et al., 2003)&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B9P758aaIm"/><text:span text:style-name="T39">(Budd &amp; Rollnick, 1996; Forsberg et al., 2003)</text:span><text:reference-mark-end text:name="ZOTERO_ITEM CSL_CITATION {&quot;citationID&quot;:&quot;uedtu4eql&quot;,&quot;properties&quot;:{&quot;formattedCitation&quot;:&quot;(Budd &amp; Rollnick, 1996; Forsberg et al., 2003)&quot;,&quot;plainCitation&quot;:&quot;(Budd &amp; Rollnick, 1996; Forsberg et al., 2003)&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B9P758aaIm"/><text:span text:style-name="T39">.</text:span></text:p>
      <text:p text:style-name="P10"><text:span text:style-name="T25">All confirmatory models tested showed poor fit. This finding was different from another two confirmatory studies </text:span><text:reference-mark-start text:name="ZOTERO_ITEM CSL_CITATION {&quot;citationID&quot;:&quot;14bkjc9o3f&quot;,&quot;properties&quot;:{&quot;formattedCitation&quot;:&quot;(Budd &amp; Rollnick, 1996; Forsberg et al., 2003)&quot;,&quot;plainCitation&quot;:&quot;(Budd &amp; Rollnick, 1996; Forsberg et al., 2003)&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HTBld7AaSt"/><text:span text:style-name="T25">(Budd &amp; Rollnick, 1996; Forsberg et al., 2003)</text:span><text:reference-mark-end text:name="ZOTERO_ITEM CSL_CITATION {&quot;citationID&quot;:&quot;14bkjc9o3f&quot;,&quot;properties&quot;:{&quot;formattedCitation&quot;:&quot;(Budd &amp; Rollnick, 1996; Forsberg et al., 2003)&quot;,&quot;plainCitation&quot;:&quot;(Budd &amp; Rollnick, 1996; Forsberg et al., 2003)&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HTBld7AaSt"/><text:span text:style-name="T142">. Budd and Rollnick </text:span><text:reference-mark-start text:name="ZOTERO_ITEM CSL_CITATION {&quot;citationID&quot;:&quot;1fu7t46lir&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W9racpmpyI"/><text:span text:style-name="T142">(1996)</text:span><text:reference-mark-end text:name="ZOTERO_ITEM CSL_CITATION {&quot;citationID&quot;:&quot;1fu7t46lir&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W9racpmpyI"/><text:span text:style-name="T142"> found that the three factors solution initially proposed by Rollnick </text:span><text:span text:style-name="T8">et al</text:span><text:span text:style-name="T142">. </text:span><text:reference-mark-start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1992)<text:reference-mark-end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 <text:span text:style-name="T140">had bad fit indexes and suggested as alternative an one factor model, which evaluates motivation. In this study, the one factor model also had poor indexes (CFI = 720, RMSEA = .196), compared with Rollnick </text:span><text:span text:style-name="T6">et al</text:span><text:span text:style-name="T141">. </text:span><text:reference-mark-start text:name="ZOTERO_ITEM CSL_CITATION {&quot;citationID&quot;:&quot;27rlgi6do8&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WVtTOIMLQs"/><text:span text:style-name="T141">(1996)</text:span><text:reference-mark-end text:name="ZOTERO_ITEM CSL_CITATION {&quot;citationID&quot;:&quot;27rlgi6do8&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WVtTOIMLQs"/><text:span text:style-name="T141"> (CFI = , RMSEA = ). Although Forsgerg </text:span><text:span text:style-name="T7">et at.</text:span><text:span text:style-name="T141"> </text:span><text:reference-mark-start text:name="ZOTERO_ITEM CSL_CITATION {&quot;citationID&quot;:&quot;tjgak28ip&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gQB2tEDTOl"/><text:span text:style-name="T141">(2003)</text:span><text:reference-mark-end text:name="ZOTERO_ITEM CSL_CITATION {&quot;citationID&quot;:&quot;tjgak28ip&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gQB2tEDTOl"/><text:span text:style-name="T141"> also found poor indexes (CFI = .83, RMSEA = .12) for the one factor model. On the other hand, they found that the three factors </text:span><text:soft-page-break/><text:span text:style-name="T141">correlated solution showed the best fit (CFI = .96, RMSEA = .06), which was not confirmed in our study because the three factor solution had a negative covariance matrix of the latent variables. </text:span></text:p>
      <text:p text:style-name="P9">The one factor improved version (CFI = .99, RMSEA = .04) was created to offer, at least, a way to score the some of the RCQ items and use them as predictor in future analyses. With it, we can confirm its validity across the versions of the Drinkless intervention and use it as a predictor. So we recommend the use of questions 1,4,8, and 10 in electronic screening and brief intervention interventions. The items 4 and 8 should be reverse coded in order to perform the sum of the scale.</text:p>
      <text:p text:style-name="P15"><text:span text:style-name="T56">As far as we know, this is the first validation study of a web-based version of the Readiness to Change Questionnaire. We proposed an alternative way to score the questionnaire for researchers and alcohol web interventions developers. We also used the polychoric correlations to perform analyses, suggested as more appropriate to explore the factor structure of questionnaires </text:span><text:reference-mark-start text:name="ZOTERO_ITEM CSL_CITATION {&quot;citationID&quot;:&quot;1ch1ssbr2q&quot;,&quot;properties&quot;:{&quot;formattedCitation&quot;:&quot;{\\rtf (Holgado\\uc0\\u8211{}Tello et al., 2010)}&quot;,&quot;plainCitation&quot;:&quot;(Holgado–Tello et al., 2010)&quot;},&quot;citationItems&quot;:[{&quot;id&quot;:573,&quot;uris&quot;:[&quot;http://zotero.org/users/615579/items/3GCHXFBJ&quot;],&quot;uri&quot;:[&quot;http://zotero.org/users/615579/items/3GCHXFBJ&quot;],&quot;itemData&quot;:{&quot;id&quot;:573,&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xkQGhQRXct"/><text:span text:style-name="T135">(Holgado</text:span><text:span text:style-name="T133">–Tello et al., 2010)</text:span><text:reference-mark-end text:name="ZOTERO_ITEM CSL_CITATION {&quot;citationID&quot;:&quot;1ch1ssbr2q&quot;,&quot;properties&quot;:{&quot;formattedCitation&quot;:&quot;{\\rtf (Holgado\\uc0\\u8211{}Tello et al., 2010)}&quot;,&quot;plainCitation&quot;:&quot;(Holgado–Tello et al., 2010)&quot;},&quot;citationItems&quot;:[{&quot;id&quot;:573,&quot;uris&quot;:[&quot;http://zotero.org/users/615579/items/3GCHXFBJ&quot;],&quot;uri&quot;:[&quot;http://zotero.org/users/615579/items/3GCHXFBJ&quot;],&quot;itemData&quot;:{&quot;id&quot;:573,&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xkQGhQRXct"/><text:span text:style-name="T55">. </text:span></text:p>
      <text:p text:style-name="P17"><text:span text:style-name="T97">However, this study has caveats. First, this is the first study conducted with users from internet interventions and they may not represent the clinical samples or the general population, aimed in the others validations studies </text:span><text:reference-mark-start text:name="ZOTERO_ITEM CSL_CITATION {&quot;citationID&quot;:&quot;11fjbtovlp&quot;,&quot;properties&quot;:{&quot;formattedCitation&quot;:&quot;{\\rtf (Defuentes-Merillas et al., 2002; Forsberg et al., 2004; Hann\\uc0\\u246{}ver et al., 2002; Rodr\\uc0\\u237{}guez-Martos et al., 2000; Rollnick et al., 1992)}&quot;,&quot;plainCitation&quot;:&quot;(Defuentes-Merillas et al., 2002; Forsberg et al., 2004; Hannöver et al., 2002;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4Xm1I33tU"/><text:span text:style-name="T136">(Defuentes-Merillas et al., 2002; Forsberg et al., 2004; Hann</text:span><text:span text:style-name="T132">över et al., 2002; Rodríguez-Martos et al., 2000; Rollnick et al., 1992)</text:span><text:reference-mark-end text:name="ZOTERO_ITEM CSL_CITATION {&quot;citationID&quot;:&quot;11fjbtovlp&quot;,&quot;properties&quot;:{&quot;formattedCitation&quot;:&quot;{\\rtf (Defuentes-Merillas et al., 2002; Forsberg et al., 2004; Hann\\uc0\\u246{}ver et al., 2002; Rodr\\uc0\\u237{}guez-Martos et al., 2000; Rollnick et al., 1992)}&quot;,&quot;plainCitation&quot;:&quot;(Defuentes-Merillas et al., 2002; Forsberg et al., 2004; Hannöver et al., 2002;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4Xm1I33tU"/><text:span text:style-name="T97">. We found that 72.1% of the sample had at least a college degree, proportion really far from that found in general population or clinics in Brazil. Second, we included in the analyses low-risk users who also were not included in the other studies. We included this type of users because they are able to enroll in Drinkless program. </text:span><text:span text:style-name="T98">Third, the data is limited to Brazil, which has a different culture compared with countries where studies of validation were conducted.</text:span></text:p>
      <text:p text:style-name="P16">In conclusion, the RCQ can be used to estimate motivation as one factor scale with the raw sum of the items. All previous models suggested by literature <text:span text:style-name="T143">and the model we created showed poor fit indexes. This indicates that the RCQ is not useful to classify users into motivation stages. For clinical settings in Brazil, we recommend the SOCRATES scale. Future studies should use the 4-item model for web-based alcohol interventions. We point out that the questionnaire must be redesigned.</text:span></text:p>
      <text:p text:style-name="P24"><text:span text:style-name="T119">Table</text:span> <text:span text:style-name="T119">1</text:span> – <text:span text:style-name="T119">Sample demographic characteristics </text:span></text:p>
      <table:table table:name="Tabela3" table:style-name="Tabela3">
        <table:table-column table:style-name="Tabela3.A"/>
        <table:table-column table:style-name="Tabela3.B"/>
        <table:table-row>
          <table:table-cell table:style-name="Tabela3.A1" office:value-type="string">
            <text:p text:style-name="P48">Items</text:p>
          </table:table-cell>
          <table:table-cell table:style-name="Tabela3.A1" office:value-type="string">
            <text:p text:style-name="P50">%</text:p>
          </table:table-cell>
        </table:table-row>
        <table:table-row>
          <table:table-cell table:style-name="Tabela3.A2" office:value-type="string">
            <text:p text:style-name="P48">Education</text:p>
          </table:table-cell>
          <table:table-cell table:style-name="Tabela3.A2" office:value-type="string">
            <text:p text:style-name="P50"/>
          </table:table-cell>
        </table:table-row>
        <table:table-row>
          <table:table-cell table:style-name="Tabela3.A2" office:value-type="string">
            <text:p text:style-name="P49"><text:s text:c="3"/><text:span text:style-name="T119">College</text:span></text:p>
          </table:table-cell>
          <table:table-cell table:style-name="Tabela3.A2" office:value-type="string">
            <text:p text:style-name="P51">7<text:span text:style-name="T148">3</text:span>.1</text:p>
          </table:table-cell>
        </table:table-row>
        <table:table-row>
          <table:table-cell table:style-name="Tabela3.A2" office:value-type="string">
            <text:p text:style-name="P49"><text:s text:c="3"/><text:span text:style-name="T119">High school</text:span></text:p>
          </table:table-cell>
          <table:table-cell table:style-name="Tabela3.A2" office:value-type="string">
            <text:p text:style-name="P51">2<text:span text:style-name="T148">4</text:span>.3</text:p>
          </table:table-cell>
        </table:table-row>
        <table:table-row>
          <table:table-cell table:style-name="Tabela3.A2" office:value-type="string">
            <text:p text:style-name="P49"><text:s text:c="3"/><text:span text:style-name="T119">Elementary</text:span></text:p>
          </table:table-cell>
          <table:table-cell table:style-name="Tabela3.A2" office:value-type="string">
            <text:p text:style-name="P51">2.<text:span text:style-name="T149">5</text:span></text:p>
          </table:table-cell>
        </table:table-row>
        <table:table-row>
          <table:table-cell table:style-name="Tabela3.A2" office:value-type="string">
            <text:p text:style-name="P52"><text:span text:style-name="T119">Employment</text:span>?</text:p>
          </table:table-cell>
          <table:table-cell table:style-name="Tabela3.A2" office:value-type="string">
            <text:p text:style-name="P51"/>
          </table:table-cell>
        </table:table-row>
        <table:table-row>
          <table:table-cell table:style-name="Tabela3.A2" office:value-type="string">
            <text:p text:style-name="P52"><text:s text:c="3"/><text:span text:style-name="T119">Yes</text:span></text:p>
          </table:table-cell>
          <table:table-cell table:style-name="Tabela3.A2" office:value-type="string">
            <text:p text:style-name="P51">84.<text:span text:style-name="T149">6</text:span></text:p>
          </table:table-cell>
        </table:table-row>
        <table:table-row>
          <table:table-cell table:style-name="Tabela3.A2" office:value-type="string">
            <text:p text:style-name="P52"><text:s text:c="3"/><text:span text:style-name="T119">No</text:span></text:p>
          </table:table-cell>
          <table:table-cell table:style-name="Tabela3.A2" office:value-type="string">
            <text:p text:style-name="P51">15.<text:span text:style-name="T149">4</text:span></text:p>
          </table:table-cell>
        </table:table-row>
        <table:table-row>
          <table:table-cell table:style-name="Tabela3.A2" office:value-type="string">
            <text:p text:style-name="P48">Brazil's region</text:p>
          </table:table-cell>
          <table:table-cell table:style-name="Tabela3.A2" office:value-type="string">
            <text:p text:style-name="P51"/>
          </table:table-cell>
        </table:table-row>
        <table:table-row>
          <table:table-cell table:style-name="Tabela3.A2" office:value-type="string">
            <text:p text:style-name="P52"><text:s text:c="3"/><text:span text:style-name="T119">Southeast</text:span></text:p>
          </table:table-cell>
          <table:table-cell table:style-name="Tabela3.A2" office:value-type="string">
            <text:p text:style-name="P51">49.<text:span text:style-name="T149">3</text:span></text:p>
          </table:table-cell>
        </table:table-row>
        <table:table-row>
          <table:table-cell table:style-name="Tabela3.A2" office:value-type="string">
            <text:p text:style-name="P52"><text:s text:c="3"/><text:span text:style-name="T119">Northeast</text:span></text:p>
          </table:table-cell>
          <table:table-cell table:style-name="Tabela3.A2" office:value-type="string">
            <text:p text:style-name="P51">2<text:span text:style-name="T149">1</text:span>.<text:span text:style-name="T149">9</text:span></text:p>
          </table:table-cell>
        </table:table-row>
        <table:table-row>
          <table:table-cell table:style-name="Tabela3.A2" office:value-type="string">
            <text:p text:style-name="P52"><text:s text:c="3"/><text:span text:style-name="T119">South</text:span></text:p>
          </table:table-cell>
          <table:table-cell table:style-name="Tabela3.A2" office:value-type="string">
            <text:p text:style-name="P51"><text:span text:style-name="T149">16</text:span>.<text:span text:style-name="T149">2</text:span></text:p>
          </table:table-cell>
        </table:table-row>
        <table:table-row>
          <table:table-cell table:style-name="Tabela3.A2" office:value-type="string">
            <text:p text:style-name="P52"><text:s text:c="3"/><text:span text:style-name="T119">Middle-west</text:span></text:p>
          </table:table-cell>
          <table:table-cell table:style-name="Tabela3.A2" office:value-type="string">
            <text:p text:style-name="P51">11.<text:span text:style-name="T149">7</text:span></text:p>
          </table:table-cell>
        </table:table-row>
        <table:table-row>
          <table:table-cell table:style-name="Tabela3.A2" office:value-type="string">
            <text:p text:style-name="P52"><text:s text:c="3"/><text:span text:style-name="T119">North</text:span></text:p>
          </table:table-cell>
          <table:table-cell table:style-name="Tabela3.A2" office:value-type="string">
            <text:p text:style-name="P51">0.<text:span text:style-name="T149">1</text:span></text:p>
          </table:table-cell>
        </table:table-row>
        <table:table-row>
          <table:table-cell table:style-name="Tabela3.A2" office:value-type="string">
            <text:p text:style-name="P46">AUDIT <text:span text:style-name="T119">Classification</text:span></text:p>
          </table:table-cell>
          <table:table-cell table:style-name="Tabela3.A2" office:value-type="string">
            <text:p text:style-name="P51"/>
          </table:table-cell>
        </table:table-row>
        <table:table-row>
          <table:table-cell table:style-name="Tabela3.A2" office:value-type="string">
            <text:p text:style-name="P44"><text:s text:c="3"/><text:span text:style-name="T119">Low risk</text:span></text:p>
          </table:table-cell>
          <table:table-cell table:style-name="Tabela3.A2" office:value-type="string">
            <text:p text:style-name="P47">34.2</text:p>
          </table:table-cell>
        </table:table-row>
        <table:table-row>
          <table:table-cell table:style-name="Tabela3.A2" office:value-type="string">
            <text:p text:style-name="P44"><text:s text:c="3"/><text:span text:style-name="T119">Dependence</text:span></text:p>
          </table:table-cell>
          <table:table-cell table:style-name="Tabela3.A2" office:value-type="string">
            <text:p text:style-name="P47">31.3</text:p>
          </table:table-cell>
        </table:table-row>
        <table:table-row>
          <table:table-cell table:style-name="Tabela3.A2" office:value-type="string">
            <text:p text:style-name="P46"><text:s text:c="3"/><text:span text:style-name="T119">At risk</text:span></text:p>
          </table:table-cell>
          <table:table-cell table:style-name="Tabela3.A2" office:value-type="string">
            <text:p text:style-name="P47">23.4</text:p>
          </table:table-cell>
        </table:table-row>
        <table:table-row>
          <table:table-cell table:style-name="Tabela3.A19" office:value-type="string">
            <text:p text:style-name="P46"><text:s text:c="3"/><text:span text:style-name="T119">High risk</text:span></text:p>
          </table:table-cell>
          <table:table-cell table:style-name="Tabela3.A19" office:value-type="string">
            <text:p text:style-name="P45"><text:span text:style-name="T122">11</text:span>.1</text:p>
          </table:table-cell>
        </table:table-row>
      </table:table>
      <text:p text:style-name="P3"/>
      <text:p text:style-name="P26"><text:span text:style-name="T19">Table</text:span><text:span text:style-name="T16"> 2 – </text:span><text:span text:style-name="T18">Factor loadings</text:span><text:span text:style-name="T20"> </text:span><text:span text:style-name="T18">with </text:span><text:span text:style-name="T24">an</text:span><text:span text:style-name="T18"> “Oblimin” rotation </text:span><text:span text:style-name="T23">separated </text:span><text:span text:style-name="T18">by factor</text:span><text:span text:style-name="T17">.</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56"/>
          </table:table-cell>
          <table:table-cell table:style-name="Tabela2.A1" table:number-columns-spanned="2" office:value-type="string">
            <text:p text:style-name="P58">Factor**</text:p>
          </table:table-cell>
          <table:covered-table-cell/>
          <table:table-cell table:style-name="Tabela2.A1" office:value-type="string">
            <text:p text:style-name="P60"/>
          </table:table-cell>
        </table:table-row>
        <table:table-row>
          <table:table-cell table:style-name="Tabela2.A2" office:value-type="string">
            <text:p text:style-name="P55">Ite<text:span text:style-name="T123">m</text:span>s*</text:p>
          </table:table-cell>
          <table:table-cell table:style-name="Tabela2.A2" office:value-type="string">
            <text:p text:style-name="P61">PC (+) e C(-)</text:p>
          </table:table-cell>
          <table:table-cell table:style-name="Tabela2.A2" office:value-type="string">
            <text:p text:style-name="P57">Action</text:p>
          </table:table-cell>
          <table:table-cell table:style-name="Tabela2.A2" office:value-type="string">
            <text:p text:style-name="P60">h2</text:p>
          </table:table-cell>
        </table:table-row>
        <table:table-row>
          <table:table-cell table:style-name="Tabela2.A3" office:value-type="string">
            <text:p text:style-name="P54">1. <text:span text:style-name="T21">I don't think I drink too much.</text:span></text:p>
          </table:table-cell>
          <table:table-cell table:style-name="Tabela2.A3" office:value-type="string">
            <text:p text:style-name="P70">-.8<text:span text:style-name="T123">8</text:span></text:p>
          </table:table-cell>
          <table:table-cell table:style-name="Tabela2.A3" office:value-type="string">
            <text:p text:style-name="P70"/>
          </table:table-cell>
          <table:table-cell table:style-name="Tabela2.A3" office:value-type="string">
            <text:p text:style-name="P71">.<text:span text:style-name="T123">72</text:span></text:p>
          </table:table-cell>
        </table:table-row>
        <table:table-row>
          <table:table-cell table:style-name="Tabela2.A3" office:value-type="string">
            <text:p text:style-name="P59">2. <text:span text:style-name="T21">I am trying to drink less than I used to.</text:span></text:p>
          </table:table-cell>
          <table:table-cell table:style-name="Tabela2.A3" office:value-type="string">
            <text:p text:style-name="P71">.4<text:span text:style-name="T123">0</text:span></text:p>
          </table:table-cell>
          <table:table-cell table:style-name="Tabela2.A3" office:value-type="string">
            <text:p text:style-name="P71">.5<text:span text:style-name="T123">5</text:span></text:p>
          </table:table-cell>
          <table:table-cell table:style-name="Tabela2.A3" office:value-type="string">
            <text:p text:style-name="P71">.<text:span text:style-name="T123">57</text:span></text:p>
          </table:table-cell>
        </table:table-row>
        <table:table-row>
          <table:table-cell table:style-name="Tabela2.A3" office:value-type="string">
            <text:p text:style-name="P53">3. <text:span text:style-name="T21">I enjoy my drinking, but sometimes I drink too much.</text:span></text:p>
          </table:table-cell>
          <table:table-cell table:style-name="Tabela2.A3" office:value-type="string">
            <text:p text:style-name="P70">.<text:span text:style-name="T123">84</text:span></text:p>
          </table:table-cell>
          <table:table-cell table:style-name="Tabela2.A3" office:value-type="string">
            <text:p text:style-name="P72"/>
          </table:table-cell>
          <table:table-cell table:style-name="Tabela2.A3" office:value-type="string">
            <text:p text:style-name="P71">.<text:span text:style-name="T123">66</text:span></text:p>
          </table:table-cell>
        </table:table-row>
        <table:table-row>
          <table:table-cell table:style-name="Tabela2.A3" office:value-type="string">
            <text:p text:style-name="P27"><text:span text:style-name="T125">4. </text:span><text:span text:style-name="T16">Sometimes I think I should cut down on my drinking.</text:span></text:p>
          </table:table-cell>
          <table:table-cell table:style-name="Tabela2.A3" office:value-type="string">
            <text:p text:style-name="P70">.<text:span text:style-name="T123">87</text:span></text:p>
          </table:table-cell>
          <table:table-cell table:style-name="Tabela2.A3" office:value-type="string">
            <text:p text:style-name="P70"/>
          </table:table-cell>
          <table:table-cell table:style-name="Tabela2.A3" office:value-type="string">
            <text:p text:style-name="P71">.<text:span text:style-name="T123">83</text:span></text:p>
          </table:table-cell>
        </table:table-row>
        <table:table-row>
          <table:table-cell table:style-name="Tabela2.A3" office:value-type="string">
            <text:p text:style-name="P62">5. <text:span text:style-name="T21">It is a waste of time thinking about drinking.</text:span></text:p>
          </table:table-cell>
          <table:table-cell table:style-name="Tabela2.A3" office:value-type="string">
            <text:p text:style-name="P70">-.<text:span text:style-name="T123">46</text:span></text:p>
          </table:table-cell>
          <table:table-cell table:style-name="Tabela2.A3" office:value-type="string">
            <text:p text:style-name="P70"/>
          </table:table-cell>
          <table:table-cell table:style-name="Tabela2.A3" office:value-type="string">
            <text:p text:style-name="P71">.<text:span text:style-name="T123">80</text:span></text:p>
          </table:table-cell>
        </table:table-row>
        <table:table-row>
          <table:table-cell table:style-name="Tabela2.A3" office:value-type="string">
            <text:p text:style-name="P53">6. <text:span text:style-name="T21">I have just recently changed my drinking habits.</text:span></text:p>
          </table:table-cell>
          <table:table-cell table:style-name="Tabela2.A3" office:value-type="string">
            <text:p text:style-name="P73"/>
          </table:table-cell>
          <table:table-cell table:style-name="Tabela2.A3" office:value-type="string">
            <text:p text:style-name="P70">.<text:span text:style-name="T123">90</text:span></text:p>
          </table:table-cell>
          <table:table-cell table:style-name="Tabela2.A3" office:value-type="string">
            <text:p text:style-name="P71">.<text:span text:style-name="T123">78</text:span></text:p>
          </table:table-cell>
        </table:table-row>
        <table:table-row>
          <table:table-cell table:style-name="Tabela2.A3" office:value-type="string">
            <text:p text:style-name="P53">7. <text:span text:style-name="T21">Anyone can talk about wanting to do something about drinking, but I am actually doing something about it.</text:span></text:p>
          </table:table-cell>
          <table:table-cell table:style-name="Tabela2.A3" office:value-type="string">
            <text:p text:style-name="P73"/>
          </table:table-cell>
          <table:table-cell table:style-name="Tabela2.A3" office:value-type="string">
            <text:p text:style-name="P70">.<text:span text:style-name="T123">67</text:span></text:p>
          </table:table-cell>
          <table:table-cell table:style-name="Tabela2.A3" office:value-type="string">
            <text:p text:style-name="P71">.<text:span text:style-name="T123">47</text:span></text:p>
          </table:table-cell>
        </table:table-row>
        <table:table-row>
          <table:table-cell table:style-name="Tabela2.A3" office:value-type="string">
            <text:p text:style-name="P59">8. <text:span text:style-name="T21">I am at the stage where I should cut down on my drinking.</text:span></text:p>
          </table:table-cell>
          <table:table-cell table:style-name="Tabela2.A3" office:value-type="string">
            <text:p text:style-name="P71">.<text:span text:style-name="T123">84</text:span></text:p>
          </table:table-cell>
          <table:table-cell table:style-name="Tabela2.A3" office:value-type="string">
            <text:p text:style-name="P70"/>
          </table:table-cell>
          <table:table-cell table:style-name="Tabela2.A3" office:value-type="string">
            <text:p text:style-name="P71">.<text:span text:style-name="T123">76</text:span></text:p>
          </table:table-cell>
        </table:table-row>
        <table:table-row>
          <table:table-cell table:style-name="Tabela2.A3" office:value-type="string">
            <text:p text:style-name="P53">9.<text:span text:style-name="T16"> </text:span><text:span text:style-name="T21">My drinking is a problem sometimes.</text:span></text:p>
          </table:table-cell>
          <table:table-cell table:style-name="Tabela2.A3" office:value-type="string">
            <text:p text:style-name="P70">.<text:span text:style-name="T123">86</text:span></text:p>
          </table:table-cell>
          <table:table-cell table:style-name="Tabela2.A3" office:value-type="string">
            <text:p text:style-name="P73"/>
          </table:table-cell>
          <table:table-cell table:style-name="Tabela2.A3" office:value-type="string">
            <text:p text:style-name="P71">.<text:span text:style-name="T123">70</text:span></text:p>
          </table:table-cell>
        </table:table-row>
        <table:table-row>
          <table:table-cell table:style-name="Tabela2.A3" office:value-type="string">
            <text:p text:style-name="P53">10. <text:span text:style-name="T21">There is no </text:span><text:span text:style-name="T22">n</text:span><text:span text:style-name="T21">eed for me to think about changing my drinking.</text:span></text:p>
          </table:table-cell>
          <table:table-cell table:style-name="Tabela2.A3" office:value-type="string">
            <text:p text:style-name="P70">-.<text:span text:style-name="T123">88</text:span></text:p>
          </table:table-cell>
          <table:table-cell table:style-name="Tabela2.A3" office:value-type="string">
            <text:p text:style-name="P70"/>
          </table:table-cell>
          <table:table-cell table:style-name="Tabela2.A3" office:value-type="string">
            <text:p text:style-name="P71">.<text:span text:style-name="T123">84</text:span></text:p>
          </table:table-cell>
        </table:table-row>
        <table:table-row>
          <table:table-cell table:style-name="Tabela2.A3" office:value-type="string">
            <text:p text:style-name="P53">11. <text:span text:style-name="T21">I am actually changing my drinking habits right now.</text:span></text:p>
          </table:table-cell>
          <table:table-cell table:style-name="Tabela2.A3" office:value-type="string">
            <text:p text:style-name="P73"/>
          </table:table-cell>
          <table:table-cell table:style-name="Tabela2.A3" office:value-type="string">
            <text:p text:style-name="P70">.<text:span text:style-name="T123">91</text:span></text:p>
          </table:table-cell>
          <table:table-cell table:style-name="Tabela2.A3" office:value-type="string">
            <text:p text:style-name="P71">.<text:span text:style-name="T123">84</text:span></text:p>
          </table:table-cell>
        </table:table-row>
        <table:table-row>
          <table:table-cell table:style-name="Tabela2.A2" office:value-type="string">
            <text:p text:style-name="P53">12. <text:span text:style-name="T21">Drinking less alcohol would be pointless for me.</text:span></text:p>
          </table:table-cell>
          <table:table-cell table:style-name="Tabela2.A2" office:value-type="string">
            <text:p text:style-name="P70">-.<text:span text:style-name="T123">84</text:span></text:p>
          </table:table-cell>
          <table:table-cell table:style-name="Tabela2.A2" office:value-type="string">
            <text:p text:style-name="P70"/>
          </table:table-cell>
          <table:table-cell table:style-name="Tabela2.A2" office:value-type="string">
            <text:p text:style-name="P71">.<text:span text:style-name="T123">78</text:span></text:p>
          </table:table-cell>
        </table:table-row>
      </table:table>
      <text:p text:style-name="P28">* PC – Pre-contemplation and C – Contemplation. Proportion of variances explained by factor: PC-C (47%) and Action (21%).</text:p>
      <text:p text:style-name="P29"/>
      <text:p text:style-name="P29">* <text:span text:style-name="T123">Portuguese translation– </text:span><text:span text:style-name="T126">1. </text:span><text:span text:style-name="T128">'</text:span><text:span text:style-name="T126">Eu acho que bebo demais</text:span><text:span text:style-name="T128">'</text:span><text:span text:style-name="T126">; </text:span><text:span text:style-name="T127">2. </text:span><text:span text:style-name="T128">'</text:span><text:span text:style-name="T127">Estou tentando beber menos do que costumava beber</text:span><text:span text:style-name="T128">'</text:span><text:span text:style-name="T127">; </text:span><text:span text:style-name="T128">3. '</text:span><text:span text:style-name="T126">Eu gosto de beber, mas às vezes eu bebo demais</text:span><text:span text:style-name="T128">'</text:span><text:span text:style-name="T126">; 4. </text:span><text:span text:style-name="T128">'</text:span><text:span text:style-name="T126">Às vezes eu acho que deveria reduzir o meu consumo de álcool</text:span><text:span text:style-name="T128">'</text:span><text:span text:style-name="T126">; </text:span><text:span text:style-name="T128">5. '</text:span><text:span text:style-name="T129">É um desperdício de tempo pensar sobre o meu consumo de álcool</text:span><text:span text:style-name="T128">'</text:span><text:span text:style-name="T129">; </text:span><text:span text:style-name="T128">6. '</text:span><text:span text:style-name="T126">Eu mudei recentemente meus hábitos de consumo</text:span><text:span text:style-name="T128">'</text:span><text:span text:style-name="T126">; </text:span><text:span text:style-name="T128">7. '</text:span><text:span text:style-name="T126">Qualquer pessoa pode falar sobre querer fazer algo relacionado ao consumo de álcool, mas eu estou realmente fazendo algo sobre isso</text:span><text:span text:style-name="T128">'</text:span><text:span text:style-name="T126">; </text:span><text:span text:style-name="T128">8. '</text:span><text:span text:style-name="T127">Eu estou em um momento em que eu deveria pensar em beber menos álcool</text:span><text:span text:style-name="T128">'</text:span><text:span text:style-name="T127">; </text:span><text:span text:style-name="T128">9. '</text:span><text:span text:style-name="T126">Algumas vezes, meu consumo é um problema</text:span><text:span text:style-name="T128">'</text:span><text:span text:style-name="T126">; </text:span><text:span text:style-name="T128">10. '</text:span><text:span text:style-name="T126">Sinto necessidade de pensar em mudar minha maneira de beber</text:span><text:span text:style-name="T128">'</text:span><text:span text:style-name="T126">; </text:span><text:span text:style-name="T128">11. '</text:span><text:span text:style-name="T126">Atualmente, eu de fato estou mudando meus hábitos de consumo</text:span><text:span text:style-name="T128">'</text:span><text:span text:style-name="T126">; </text:span><text:span text:style-name="T128">12. '</text:span><text:span text:style-name="T126">Beber menos álcool poderia me beneficiar</text:span><text:span text:style-name="T128">'</text:span><text:span text:style-name="T129">.</text:span></text:p>
      <text:p text:style-name="P30"/>
      <text:p text:style-name="P25">Table 3 – Comparisons among confirmatory models</text:p>
      <table:table table:name="Table1" table:style-name="Table1">
        <table:table-column table:style-name="Table1.A"/>
        <table:table-column table:style-name="Table1.B" table:number-columns-repeated="6"/>
        <table:table-row>
          <table:table-cell table:style-name="Table1.A1" office:value-type="string">
            <text:p text:style-name="P66">Models</text:p>
          </table:table-cell>
          <table:table-cell table:style-name="Table1.A1" office:value-type="string">
            <text:p text:style-name="P65">CFI</text:p>
          </table:table-cell>
          <table:table-cell table:style-name="Table1.A1" office:value-type="string">
            <text:p text:style-name="P67">RMSA</text:p>
          </table:table-cell>
          <table:table-cell table:style-name="Table1.A1" office:value-type="string">
            <text:p text:style-name="P64">BIC</text:p>
          </table:table-cell>
          <table:table-cell table:style-name="Table1.A1" office:value-type="string">
            <text:p text:style-name="P64">AIC</text:p>
          </table:table-cell>
          <table:table-cell table:style-name="Table1.A1" office:value-type="string">
            <text:p text:style-name="P68">X²</text:p>
          </table:table-cell>
          <table:table-cell table:style-name="Table1.A1" office:value-type="string">
            <text:p text:style-name="P67">df</text:p>
          </table:table-cell>
        </table:table-row>
        <table:table-row>
          <table:table-cell table:style-name="Table1.A2" office:value-type="string">
            <text:p text:style-name="P63"><text:span text:style-name="T124">One </text:span>factor</text:p>
          </table:table-cell>
          <table:table-cell table:style-name="Table1.A2" office:value-type="string">
            <text:p text:style-name="P74">.720</text:p>
          </table:table-cell>
          <table:table-cell table:style-name="Table1.A2" office:value-type="string">
            <text:p text:style-name="P74">.196</text:p>
          </table:table-cell>
          <table:table-cell table:style-name="Table1.A2" office:value-type="string">
            <text:p text:style-name="P75">12364.5</text:p>
          </table:table-cell>
          <table:table-cell table:style-name="Table1.A2" office:value-type="string">
            <text:p text:style-name="P75">12271.4</text:p>
          </table:table-cell>
          <table:table-cell table:style-name="Table1.A2" office:value-type="string">
            <text:p text:style-name="P75">794.36</text:p>
          </table:table-cell>
          <table:table-cell table:style-name="Table1.A2" office:value-type="string">
            <text:p text:style-name="P75">54</text:p>
          </table:table-cell>
        </table:table-row>
        <table:table-row>
          <table:table-cell table:style-name="Table1.A3" office:value-type="string">
            <text:p text:style-name="P63"><text:span text:style-name="T124">Two </text:span>factor </text:p>
          </table:table-cell>
          <table:table-cell table:style-name="Table1.A3" office:value-type="string">
            <text:p text:style-name="P74">.815</text:p>
          </table:table-cell>
          <table:table-cell table:style-name="Table1.A3" office:value-type="string">
            <text:p text:style-name="P75">.161</text:p>
          </table:table-cell>
          <table:table-cell table:style-name="Table1.A3" office:value-type="string">
            <text:p text:style-name="P75">12119</text:p>
          </table:table-cell>
          <table:table-cell table:style-name="Table1.A3" office:value-type="string">
            <text:p text:style-name="P75">12022</text:p>
          </table:table-cell>
          <table:table-cell table:style-name="Table1.A3" office:value-type="string">
            <text:p text:style-name="P75">543.60</text:p>
          </table:table-cell>
          <table:table-cell table:style-name="Table1.A3" office:value-type="string">
            <text:p text:style-name="P75">53 </text:p>
          </table:table-cell>
        </table:table-row>
        <table:table-row>
          <table:table-cell table:style-name="Table1.A3" office:value-type="string">
            <text:p text:style-name="P69">Three factor* uncorrelated</text:p>
          </table:table-cell>
          <table:table-cell table:style-name="Table1.A3" office:value-type="string">
            <text:p text:style-name="P74">.586</text:p>
          </table:table-cell>
          <table:table-cell table:style-name="Table1.A3" office:value-type="string">
            <text:p text:style-name="P74">.238</text:p>
          </table:table-cell>
          <table:table-cell table:style-name="Table1.A3" office:value-type="string">
            <text:p text:style-name="P75">12720</text:p>
          </table:table-cell>
          <table:table-cell table:style-name="Table1.A3" office:value-type="string">
            <text:p text:style-name="P75">12627</text:p>
          </table:table-cell>
          <table:table-cell table:style-name="Table1.A3" office:value-type="string">
            <text:p text:style-name="P75">1150.17</text:p>
          </table:table-cell>
          <table:table-cell table:style-name="Table1.A3" office:value-type="string">
            <text:p text:style-name="P75">54</text:p>
          </table:table-cell>
        </table:table-row>
        <table:table-row>
          <table:table-cell table:style-name="Table1.A5" office:value-type="string">
            <text:p text:style-name="P77">One factor Model** - <text:span text:style-name="T130">improved</text:span> </text:p>
          </table:table-cell>
          <table:table-cell table:style-name="Table1.A5" office:value-type="string">
            <text:p text:style-name="P76">.998</text:p>
          </table:table-cell>
          <table:table-cell table:style-name="Table1.A5" office:value-type="string">
            <text:p text:style-name="P76">.045</text:p>
          </table:table-cell>
          <table:table-cell table:style-name="Table1.A5" office:value-type="string">
            <text:p text:style-name="P75">3824</text:p>
          </table:table-cell>
          <table:table-cell table:style-name="Table1.A5" office:value-type="string">
            <text:p text:style-name="P75">3793</text:p>
          </table:table-cell>
          <table:table-cell table:style-name="Table1.A5" office:value-type="string">
            <text:p text:style-name="P75">3.44</text:p>
          </table:table-cell>
          <table:table-cell table:style-name="Table1.A5" office:value-type="string">
            <text:p text:style-name="P75">2</text:p>
          </table:table-cell>
        </table:table-row>
      </table:table>
      <text:p text:style-name="P31">* The three factor correlated solution not converged because the covariance matrix of latent variables were negative. ** The improved model was constituted by items 1,4,8,10.</text:p>
      <text:h text:style-name="P36" text:outline-level="1">References</text:h>
      <text:section text:style-name="Sect1" text:name="ZOTERO_BIBL {&quot;custom&quot;:[]} CSL_BIBLIOGRAPHY RNDliKAuKcfKj">
        <text:p text:style-name="Bibliography_20_1"><text:span text:style-name="T131">Brown, T. A. (2006). </text:span><text:span text:style-name="T5">Confirmatory factor analysis for applied research</text:span><text:span text:style-name="T11">. New York: Guilford Press.</text:span></text:p>
        <text:p text:style-name="Bibliography_20_1"><text:span text:style-name="T11">Budd, R. J., &amp; Rollnick, S. (1996). The structure of the Readiness to Change Questionnaire: A test of Prochaska &amp; DiClemente’s transtheoretical model. </text:span><text:span text:style-name="T5">British Journal of Health Psychology</text:span><text:span text:style-name="T11">, </text:span><text:span text:style-name="T5">1</text:span><text:span text:style-name="T11">(4), 365–376. doi:10.1111/j.2044-8287.1996.tb00517.x</text:span></text:p>
        <text:p text:style-name="Bibliography_20_1"><text:span text:style-name="T11">Cronbach, L. (1951). Coefficient alpha and the internal structure of tests. </text:span><text:span text:style-name="T5">Psychometrika</text:span><text:span text:style-name="T11">, </text:span><text:span text:style-name="T5">16</text:span><text:span text:style-name="T11">(3), 297–334. doi:10.1007/BF02310555</text:span></text:p>
        <text:p text:style-name="Bibliography_20_1"><text:span text:style-name="T11">Defuentes-Merillas, L., Dejong, C. A. J., &amp; Schippers, G. M. (2002). Reliability and validity of the Dutch version of the Readiness to Change Questionnaire. </text:span><text:span text:style-name="T5">Alcohol and Alcoholism (Oxford, Oxfordshire)</text:span><text:span text:style-name="T11">, </text:span><text:span text:style-name="T5">37</text:span><text:span text:style-name="T11">(1), 93–99.</text:span></text:p>
        <text:p text:style-name="Bibliography_20_1"><text:span text:style-name="T11">Fabrigar, L. R., Wegener, D. T., MacCallum, R. C., &amp; Strahan, E. J. (1999). Evaluating the use of exploratory factor analysis in psychological research. </text:span><text:span text:style-name="T5">Psychological Methods</text:span><text:span text:style-name="T11">, </text:span><text:span text:style-name="T5">4</text:span><text:span text:style-name="T11">(3), 272.</text:span></text:p>
        <text:p text:style-name="Bibliography_20_1"><text:span text:style-name="T11">Forsberg, L., Ekman, S., Halldin, J., &amp; Rönnberg, S. (2004). The Readiness to Change Questionnaire: Reliability and validity of a Swedish version and a comparison of scoring methods. </text:span><text:span text:style-name="T5">British Journal of Health Psychology</text:span><text:span text:style-name="T11">, </text:span><text:span text:style-name="T5">9</text:span><text:span text:style-name="T11">(3), 335–346.</text:span></text:p>
        <text:p text:style-name="Bibliography_20_1"><text:span text:style-name="T11">Forsberg, L., Halldin, J., &amp; Wennberg, P. (2003). Psychometric Properties and Factor Structure of the Readiness to Change Questionnaire. </text:span><text:span text:style-name="T5">Alcohol and Alcoholism</text:span><text:span text:style-name="T11">, </text:span><text:span text:style-name="T5">38</text:span><text:span text:style-name="T11">(3), 276–280. doi:10.1093/alcalc/agg067</text:span></text:p>
        <text:p text:style-name="Bibliography_20_1"><text:span text:style-name="T11">Garrido, L. E., Abad, F. J., &amp; Ponsoda, V. (2013). A new look at Horn’s parallel analysis with ordinal variables. </text:span><text:span text:style-name="T5">Psychological Methods</text:span><text:span text:style-name="T11">, </text:span><text:span text:style-name="T5">18</text:span><text:span text:style-name="T11">(4), 454–474. doi:10.1037/a0030005</text:span></text:p>
        <text:p text:style-name="Bibliography_20_1"><text:span text:style-name="T11">Hannöver, W., Thyrian, J. R., Hapke, U., Rumpf, H.-J., Meyer, C., &amp; John, U. (2002). The readiness to change questionnaire in subjects with hazardous alcohol consumption, alcohol misuse and dependence in a general population survey. </text:span><text:span text:style-name="T5">Alcohol and Alcoholism (Oxford, Oxfordshire)</text:span><text:span text:style-name="T11">, </text:span><text:span text:style-name="T5">37</text:span><text:span text:style-name="T11">(4), 362–369.</text:span></text:p>
        <text:p text:style-name="Bibliography_20_1"><text:span text:style-name="T11">Heather, N., Rollnick, S., &amp; Bell, A. (1993). Predictive validity of the Readiness to Change Questionnaire. </text:span><text:span text:style-name="T5">Addiction (Abingdon, England)</text:span><text:span text:style-name="T11">, </text:span><text:span text:style-name="T5">88</text:span><text:span text:style-name="T11">(12), 1667–1677.</text:span></text:p>
        <text:p text:style-name="Bibliography_20_1"><text:span text:style-name="T11">Holgado–Tello, F. P., Chacón–Moscoso, S., Barbero–García, I., &amp; Vila–Abad, E. (2010). Polychoric versus Pearson correlations in exploratory and confirmatory factor analysis of ordinal variables. </text:span><text:span text:style-name="T5">Quality &amp; Quantity</text:span><text:span text:style-name="T11">, </text:span><text:span text:style-name="T5">44</text:span><text:span text:style-name="T11">(1), 153–166. doi:10.1007/s11135-008-9190-y</text:span></text:p>
        <text:p text:style-name="Bibliography_20_1"><text:soft-page-break/><text:span text:style-name="T11">Horn, J. L. (1965). A rationale and test for the number of factors in factor analysis. </text:span><text:span text:style-name="T5">Psychometrika</text:span><text:span text:style-name="T11">, </text:span><text:span text:style-name="T5">30</text:span><text:span text:style-name="T11">(2), 179–185. doi:10.1007/BF02289447</text:span></text:p>
        <text:p text:style-name="Bibliography_20_1"><text:span text:style-name="T11">Lima, C. T., Freire, A. C. C., Silva, A. P. B., Teixeira, R. M., Farrell, M., &amp; Prince, M. (2005). Concurrent and Construct Validity of the Audit in an Urban Brazilian Sample. </text:span><text:span text:style-name="T5">Alcohol and Alcoholism</text:span><text:span text:style-name="T11">, </text:span><text:span text:style-name="T5">40</text:span><text:span text:style-name="T11">(6), 584–589. doi:10.1093/alcalc/agh202</text:span></text:p>
        <text:p text:style-name="Bibliography_20_1"><text:span text:style-name="T11">McConnaughy, E. A., DiClemente, C. C., Prochaska, J. O., &amp; Velicer, W. F. (1989). Stages of change in psychotherapy: A follow-up report. </text:span><text:span text:style-name="T5">Psychotherapy: Theory, Research, Practice, Training</text:span><text:span text:style-name="T11">, </text:span><text:span text:style-name="T5">26</text:span><text:span text:style-name="T11">(4), 494–503. doi:10.1037/h0085468</text:span></text:p>
        <text:p text:style-name="Bibliography_20_1"><text:span text:style-name="T11">Meneses-Gaya, C. de, Zuardi, A. W., Loureiro, S. R., &amp; Crippa, J. A. S. (2009). Alcohol Use Disorders Identification Test (AUDIT): an updated systematic review of psychometric properties. </text:span><text:span text:style-name="T5">Psychology &amp;amp; Neuroscience</text:span><text:span text:style-name="T11">, </text:span><text:span text:style-name="T5">2</text:span><text:span text:style-name="T11">(1), 83–97. doi:10.3922/j.psns.2009.1.12</text:span></text:p>
        <text:p text:style-name="Bibliography_20_1"><text:span text:style-name="T11">Miller, W. R., &amp; Scott, J. (1996). Assessing drinkers’ motivation for change: The Stages of Change Readiness and Treatment Eagerness Scale (SOCRATES). </text:span><text:span text:style-name="T5">Psychology of Addictive Behaviors</text:span><text:span text:style-name="T11">, </text:span><text:span text:style-name="T5">10</text:span><text:span text:style-name="T11">(2), 81–89. doi:10.1037/0893-164X.10.2.81</text:span></text:p>
        <text:p text:style-name="Bibliography_20_1"><text:span text:style-name="T11">Napper, L. E., Wood, M. M., Jaffe, A., Fisher, D. G., Reynolds, G. L., &amp; Klahn, J. A. (2008). Convergent and discriminant validity of three measures of stage of change. </text:span><text:span text:style-name="T5">Psychology of Addictive Behaviors: Journal of the Society of Psychologists in Addictive Behaviors</text:span><text:span text:style-name="T11">, </text:span><text:span text:style-name="T5">22</text:span><text:span text:style-name="T11">(3), 362–371. doi:10.1037/0893-164X.22.3.362</text:span></text:p>
        <text:p text:style-name="Bibliography_20_1"><text:span text:style-name="T11">Norcross, J. C., Krebs, P. M., &amp; Prochaska, J. O. (2011). Stages of change. </text:span><text:span text:style-name="T5">Journal of Clinical Psychology</text:span><text:span text:style-name="T11">, </text:span><text:span text:style-name="T5">67</text:span><text:span text:style-name="T11">(2), 143–154. doi:10.1002/jclp.20758</text:span></text:p>
        <text:p text:style-name="Bibliography_20_1"><text:span text:style-name="T11">Prochaska, J. O., &amp; DiClemente, C. C. (1982). Transtheoretical therapy: Toward a more integrative model of change. </text:span><text:span text:style-name="T5">Psychotherapy: Theory, Research &amp; Practice</text:span><text:span text:style-name="T11">, </text:span><text:span text:style-name="T5">19</text:span><text:span text:style-name="T11">(3), 276–288. doi:10.1037/h0088437</text:span></text:p>
        <text:p text:style-name="Bibliography_20_1"><text:span text:style-name="T11">R Development Core Team. (2014). </text:span><text:span text:style-name="T5">R: A language and environment for statistical <text:s text:c="2"/>computing</text:span><text:span text:style-name="T11">. Viena: R Foundation for Statistical Computing. Retrieved from http://www.R-project.org</text:span></text:p>
        <text:p text:style-name="Bibliography_20_1"><text:span text:style-name="T11">Revelle, W. (2014). </text:span><text:span text:style-name="T5">psych: Procedures for Psychological, Psychometric, and Personality Research</text:span><text:span text:style-name="T11">. Evanston, Illinois. Retrieved from http://CRAN.R-project.org/package=psych</text:span></text:p>
        <text:p text:style-name="Bibliography_20_1"><text:span text:style-name="T11">Revelle, W., &amp; Rocklin, T. (1979). Very Simple Structure: An Alternative Procedure For Estimating The Optimal Number Of Interpretable Factors. </text:span><text:span text:style-name="T5">Multivariate Behavioral Research</text:span><text:span text:style-name="T11">, </text:span><text:span text:style-name="T5">14</text:span><text:span text:style-name="T11">(4), 403–414. doi:10.1207/s15327906mbr1404_2</text:span></text:p>
        <text:p text:style-name="Bibliography_20_1"><text:soft-page-break/><text:span text:style-name="T11">Rodríguez-Martos, A., Rubio, G., Aubà, J., Santo-Domingo, J., Torralba, L., &amp; Campillo, M. (2000). Readiness to change questionnaire: reliability study of its Spanish version. </text:span><text:span text:style-name="T5">Alcohol and Alcoholism (Oxford, Oxfordshire)</text:span><text:span text:style-name="T11">, </text:span><text:span text:style-name="T5">35</text:span><text:span text:style-name="T11">(3), 270–275.</text:span></text:p>
        <text:p text:style-name="Bibliography_20_1"><text:span text:style-name="T11">Rollnick, S., Heather, N., Gold, R., &amp; Hall, W. (1992). Development of a short “readiness to change” questionnaire for use in brief, opportunistic interventions among excessive drinkers. </text:span><text:span text:style-name="T5">British Journal of Addiction</text:span><text:span text:style-name="T11">, </text:span><text:span text:style-name="T5">87</text:span><text:span text:style-name="T11">(5), 743–754.</text:span></text:p>
        <text:p text:style-name="Bibliography_20_1"><text:span text:style-name="T11">Rosseel, Y. (2012). lavaan: An R Package for Structural Equation Modeling. </text:span><text:span text:style-name="T5">Journal of Statistical Software</text:span><text:span text:style-name="T11">, </text:span><text:span text:style-name="T5">48</text:span><text:span text:style-name="T11">(2), 1–36.</text:span></text:p>
        <text:p text:style-name="Bibliography_20_1"><text:span text:style-name="T11">Santos, W. S. dos, Gouveia, V. V., Fernandes, D. P., Souza, S. S. B. de, &amp; Grangeiro, A. S. de M. (2012). Alcohol Use Disorder Identification Test (AUDIT): exploring its psychometric parameters. </text:span><text:span text:style-name="T5">Jornal Brasileiro de Psiquiatria</text:span><text:span text:style-name="T11">, </text:span><text:span text:style-name="T5">61</text:span><text:span text:style-name="T11">(3), 117–123. doi:10.1590/S0047-20852012000300001</text:span></text:p>
      </text:section>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text-indent="1.27cm" style:auto-text-indent="true"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align="justify" style:justify-single-word="false"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0T09:06:45.374918356</meta:creation-date>
    <meta:editing-duration>PT7H23M43S</meta:editing-duration>
    <meta:editing-cycles>15</meta:editing-cycles>
    <meta:generator>LibreOffice/4.2.6.3$Linux_X86_64 LibreOffice_project/420m0$Build-3</meta:generator>
    <dc:date>2014-11-04T11:21:00.924231532</dc:date>
    <meta:document-statistic meta:table-count="3" meta:image-count="0" meta:object-count="0" meta:page-count="13" meta:paragraph-count="183" meta:word-count="3697" meta:character-count="23763" meta:non-whitespace-character-count="20220"/>
    <meta:user-defined meta:name="ZOTERO_PREF_1">&lt;data data-version="3" zotero-version="4.0.21.5"&gt;&lt;session id="FEb9VvR6"/&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